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15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DAGibbs 5 TopicProbabilities" table:style-name="ta1">
        <table:shapes>
          <draw:frame draw:z-index="0" draw:style-name="gr1" draw:text-style-name="P1" svg:width="981.98pt" svg:height="475.85pt" svg:x="6.21pt" svg:y="950.2pt">
            <loext:p draw:notify-on-update-of-ranges="'LDAGibbs 5 TopicProbabilities'.B1:'LDAGibbs 5 TopicProbabilities'.B1 'LDAGibbs 5 TopicProbabilities'.B2:'LDAGibbs 5 TopicProbabilities'.B89 'LDAGibbs 5 TopicProbabilities'.C1:'LDAGibbs 5 TopicProbabilities'.C1 'LDAGibbs 5 TopicProbabilities'.C2:'LDAGibbs 5 TopicProbabilities'.C89 'LDAGibbs 5 TopicProbabilities'.D1:'LDAGibbs 5 TopicProbabilities'.D1 'LDAGibbs 5 TopicProbabilities'.D2:'LDAGibbs 5 TopicProbabilities'.D89 'LDAGibbs 5 TopicProbabilities'.E1:'LDAGibbs 5 TopicProbabilities'.E1 'LDAGibbs 5 TopicProbabilities'.E2:'LDAGibbs 5 TopicProbabilities'.E89 'LDAGibbs 5 TopicProbabilities'.F1:'LDAGibbs 5 TopicProbabilities'.F1 'LDAGibbs 5 TopicProbabilities'.F2:'LDAGibbs 5 TopicProbabilities'.F89 'LDAGibbs 5 TopicProbabilities'.G1:'LDAGibbs 5 TopicProbabilities'.G1 'LDAGibbs 5 TopicProbabilities'.G2:'LDAGibbs 5 TopicProbabilities'.G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Do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4624505928854" calcext:value-type="float">
            <text:p>0.114624505928854</text:p>
          </table:table-cell>
          <table:table-cell office:value-type="float" office:value="0.158102766798419" calcext:value-type="float">
            <text:p>0.158102766798419</text:p>
          </table:table-cell>
          <table:table-cell office:value-type="float" office:value="0.296442687747036" calcext:value-type="float">
            <text:p>0.296442687747036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0671936758893281" calcext:value-type="float">
            <text:p>0.067193675889328</text:p>
          </table:table-cell>
          <table:table-cell office:value-type="string" calcext:value-type="string">
            <text:p>2012_WI-NZ_1_1_TeamneedshundredsfrombatsmenTaylor_OR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9015544041451" calcext:value-type="float">
            <text:p>0.082901554404145</text:p>
          </table:table-cell>
          <table:table-cell office:value-type="float" office:value="0.310880829015544" calcext:value-type="float">
            <text:p>0.310880829015544</text:p>
          </table:table-cell>
          <table:table-cell office:value-type="float" office:value="0.233160621761658" calcext:value-type="float">
            <text:p>0.233160621761658</text:p>
          </table:table-cell>
          <table:table-cell office:value-type="float" office:value="0.316062176165803" calcext:value-type="float">
            <text:p>0.316062176165803</text:p>
          </table:table-cell>
          <table:table-cell office:value-type="float" office:value="0.0569948186528497" calcext:value-type="float">
            <text:p>0.05699481865285</text:p>
          </table:table-cell>
          <table:table-cell office:value-type="string" calcext:value-type="string">
            <text:p>2012_WI-NZ_1_10_Gaylereturnsinterrificstyle_SubashJayaraman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9823399558499" calcext:value-type="float">
            <text:p>0.359823399558499</text:p>
          </table:table-cell>
          <table:table-cell office:value-type="float" office:value="0.0794701986754967" calcext:value-type="float">
            <text:p>0.079470198675497</text:p>
          </table:table-cell>
          <table:table-cell office:value-type="float" office:value="0.136865342163355" calcext:value-type="float">
            <text:p>0.136865342163355</text:p>
          </table:table-cell>
          <table:table-cell office:value-type="float" office:value="0.344370860927152" calcext:value-type="float">
            <text:p>0.344370860927152</text:p>
          </table:table-cell>
          <table:table-cell office:value-type="float" office:value="0.0794701986754967" calcext:value-type="float">
            <text:p>0.079470198675497</text:p>
          </table:table-cell>
          <table:table-cell office:value-type="string" calcext:value-type="string">
            <text:p>2012_WI-NZ_1_11_GaylePowelltonsgiveWIedge_KanishkaaBalachandran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2080924855491" calcext:value-type="float">
            <text:p>0.182080924855491</text:p>
          </table:table-cell>
          <table:table-cell office:value-type="float" office:value="0.106936416184971" calcext:value-type="float">
            <text:p>0.106936416184971</text:p>
          </table:table-cell>
          <table:table-cell office:value-type="float" office:value="0.170520231213873" calcext:value-type="float">
            <text:p>0.170520231213873</text:p>
          </table:table-cell>
          <table:table-cell office:value-type="float" office:value="0.42485549132948" calcext:value-type="float">
            <text:p>0.42485549132948</text:p>
          </table:table-cell>
          <table:table-cell office:value-type="float" office:value="0.115606936416185" calcext:value-type="float">
            <text:p>0.115606936416185</text:p>
          </table:table-cell>
          <table:table-cell office:value-type="string" calcext:value-type="string">
            <text:p>2012_WI-NZ_1_12_WelcomebackChrisGayle_SubashJayaraman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190476190476" calcext:value-type="float">
            <text:p>0.226190476190476</text:p>
          </table:table-cell>
          <table:table-cell office:value-type="float" office:value="0.101190476190476" calcext:value-type="float">
            <text:p>0.101190476190476</text:p>
          </table:table-cell>
          <table:table-cell office:value-type="float" office:value="0.139880952380952" calcext:value-type="float">
            <text:p>0.139880952380952</text:p>
          </table:table-cell>
          <table:table-cell office:value-type="float" office:value="0.383928571428571" calcext:value-type="float">
            <text:p>0.383928571428571</text:p>
          </table:table-cell>
          <table:table-cell office:value-type="float" office:value="0.148809523809524" calcext:value-type="float">
            <text:p>0.148809523809524</text:p>
          </table:table-cell>
          <table:table-cell office:value-type="string" calcext:value-type="string">
            <text:p>2012_WI-NZ_1_13_Glimpsesofagloriouspast_SubashJayaraman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012987012987" calcext:value-type="float">
            <text:p>0.12012987012987</text:p>
          </table:table-cell>
          <table:table-cell office:value-type="float" office:value="0.253246753246753" calcext:value-type="float">
            <text:p>0.253246753246753</text:p>
          </table:table-cell>
          <table:table-cell office:value-type="float" office:value="0.12987012987013" calcext:value-type="float">
            <text:p>0.12987012987013</text:p>
          </table:table-cell>
          <table:table-cell office:value-type="float" office:value="0.37987012987013" calcext:value-type="float">
            <text:p>0.37987012987013</text:p>
          </table:table-cell>
          <table:table-cell office:value-type="float" office:value="0.116883116883117" calcext:value-type="float">
            <text:p>0.116883116883117</text:p>
          </table:table-cell>
          <table:table-cell office:value-type="string" calcext:value-type="string">
            <text:p>2012_WI-NZ_1_14_GayletakesallthepressureoffPowell_OR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7155963302752" calcext:value-type="float">
            <text:p>0.337155963302752</text:p>
          </table:table-cell>
          <table:table-cell office:value-type="float" office:value="0.0412844036697248" calcext:value-type="float">
            <text:p>0.041284403669725</text:p>
          </table:table-cell>
          <table:table-cell office:value-type="float" office:value="0.174311926605505" calcext:value-type="float">
            <text:p>0.174311926605505</text:p>
          </table:table-cell>
          <table:table-cell office:value-type="float" office:value="0.387614678899083" calcext:value-type="float">
            <text:p>0.387614678899083</text:p>
          </table:table-cell>
          <table:table-cell office:value-type="float" office:value="0.0596330275229358" calcext:value-type="float">
            <text:p>0.059633027522936</text:p>
          </table:table-cell>
          <table:table-cell office:value-type="string" calcext:value-type="string">
            <text:p>2012_WI-NZ_1_15_GayleandPowelldeflateNewZealand_KanishkaaBalachandran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5562130177515" calcext:value-type="float">
            <text:p>0.245562130177515</text:p>
          </table:table-cell>
          <table:table-cell office:value-type="float" office:value="0.121301775147929" calcext:value-type="float">
            <text:p>0.121301775147929</text:p>
          </table:table-cell>
          <table:table-cell office:value-type="float" office:value="0.207100591715976" calcext:value-type="float">
            <text:p>0.207100591715976</text:p>
          </table:table-cell>
          <table:table-cell office:value-type="float" office:value="0.35207100591716" calcext:value-type="float">
            <text:p>0.35207100591716</text:p>
          </table:table-cell>
          <table:table-cell office:value-type="float" office:value="0.0739644970414201" calcext:value-type="float">
            <text:p>0.07396449704142</text:p>
          </table:table-cell>
          <table:table-cell office:value-type="string" calcext:value-type="string">
            <text:p>2012_WI-NZ_1_16_GuptillbattlestheNarinethreat_SubashJayaraman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655737704918" calcext:value-type="float">
            <text:p>0.10655737704918</text:p>
          </table:table-cell>
          <table:table-cell office:value-type="float" office:value="0.0983606557377049" calcext:value-type="float">
            <text:p>0.098360655737705</text:p>
          </table:table-cell>
          <table:table-cell office:value-type="float" office:value="0.19672131147541" calcext:value-type="float">
            <text:p>0.19672131147541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0.172131147540984" calcext:value-type="float">
            <text:p>0.172131147540984</text:p>
          </table:table-cell>
          <table:table-cell office:value-type="string" calcext:value-type="string">
            <text:p>2012_WI-NZ_1_17_WereontopRossTaylor_OR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8483290488432" calcext:value-type="float">
            <text:p>0.308483290488432</text:p>
          </table:table-cell>
          <table:table-cell office:value-type="float" office:value="0.0668380462724936" calcext:value-type="float">
            <text:p>0.066838046272494</text:p>
          </table:table-cell>
          <table:table-cell office:value-type="float" office:value="0.123393316195373" calcext:value-type="float">
            <text:p>0.123393316195373</text:p>
          </table:table-cell>
          <table:table-cell office:value-type="float" office:value="0.380462724935733" calcext:value-type="float">
            <text:p>0.380462724935733</text:p>
          </table:table-cell>
          <table:table-cell office:value-type="float" office:value="0.120822622107969" calcext:value-type="float">
            <text:p>0.120822622107969</text:p>
          </table:table-cell>
          <table:table-cell office:value-type="string" calcext:value-type="string">
            <text:p>2012_WI-NZ_1_18_HonoursevenafterNarinestrikes_KanishkaaBalachandran.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14814814814815" calcext:value-type="float">
            <text:p>0.081481481481482</text:p>
          </table:table-cell>
          <table:table-cell office:value-type="float" office:value="0.392592592592593" calcext:value-type="float">
            <text:p>0.392592592592593</text:p>
          </table:table-cell>
          <table:table-cell office:value-type="float" office:value="0.103703703703704" calcext:value-type="float">
            <text:p>0.103703703703704</text:p>
          </table:table-cell>
          <table:table-cell office:value-type="float" office:value="0.292592592592593" calcext:value-type="float">
            <text:p>0.292592592592593</text:p>
          </table:table-cell>
          <table:table-cell office:value-type="float" office:value="0.12962962962963" calcext:value-type="float">
            <text:p>0.12962962962963</text:p>
          </table:table-cell>
          <table:table-cell office:value-type="string" calcext:value-type="string">
            <text:p>2012_WI-NZ_1_19_Martinexpectsplentyofswing_OR.t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4401913875598" calcext:value-type="float">
            <text:p>0.124401913875598</text:p>
          </table:table-cell>
          <table:table-cell office:value-type="float" office:value="0.143540669856459" calcext:value-type="float">
            <text:p>0.143540669856459</text:p>
          </table:table-cell>
          <table:table-cell office:value-type="float" office:value="0.301435406698565" calcext:value-type="float">
            <text:p>0.301435406698565</text:p>
          </table:table-cell>
          <table:table-cell office:value-type="float" office:value="0.320574162679426" calcext:value-type="float">
            <text:p>0.320574162679426</text:p>
          </table:table-cell>
          <table:table-cell office:value-type="float" office:value="0.110047846889952" calcext:value-type="float">
            <text:p>0.110047846889952</text:p>
          </table:table-cell>
          <table:table-cell office:value-type="string" calcext:value-type="string">
            <text:p>2012_WI-NZ_1_2_TodaywasmydayRoach_OR.tx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963963963964" calcext:value-type="float">
            <text:p>0.13963963963964</text:p>
          </table:table-cell>
          <table:table-cell office:value-type="float" office:value="0.288288288288288" calcext:value-type="float">
            <text:p>0.288288288288288</text:p>
          </table:table-cell>
          <table:table-cell office:value-type="float" office:value="0.202702702702703" calcext:value-type="float">
            <text:p>0.202702702702703</text:p>
          </table:table-cell>
          <table:table-cell office:value-type="float" office:value="0.220720720720721" calcext:value-type="float">
            <text:p>0.220720720720721</text:p>
          </table:table-cell>
          <table:table-cell office:value-type="float" office:value="0.148648648648649" calcext:value-type="float">
            <text:p>0.148648648648649</text:p>
          </table:table-cell>
          <table:table-cell office:value-type="string" calcext:value-type="string">
            <text:p>2012_WI-NZ_1_20_Testlightweightsscrapforraresuccess_SiddarthRavindran.t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71929824561404" calcext:value-type="float">
            <text:p>0.271929824561404</text:p>
          </table:table-cell>
          <table:table-cell office:value-type="float" office:value="0.228070175438596" calcext:value-type="float">
            <text:p>0.228070175438596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105263157894737" calcext:value-type="float">
            <text:p>0.105263157894737</text:p>
          </table:table-cell>
          <table:table-cell office:value-type="string" calcext:value-type="string">
            <text:p>2012_WI-NZ_1_21_oultandWatlingoutoffirstTest_OR.tx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32600732600733" calcext:value-type="float">
            <text:p>0.073260073260073</text:p>
          </table:table-cell>
          <table:table-cell office:value-type="float" office:value="0.391941391941392" calcext:value-type="float">
            <text:p>0.391941391941392</text:p>
          </table:table-cell>
          <table:table-cell office:value-type="float" office:value="0.15018315018315" calcext:value-type="float">
            <text:p>0.1501831501831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102564102564103" calcext:value-type="float">
            <text:p>0.102564102564103</text:p>
          </table:table-cell>
          <table:table-cell office:value-type="string" calcext:value-type="string">
            <text:p>2012_WI-NZ_1_22_GayleTestreturnveryexcitingSammy_OR.t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53424657534247" calcext:value-type="float">
            <text:p>0.075342465753425</text:p>
          </table:table-cell>
          <table:table-cell office:value-type="float" office:value="0.431506849315068" calcext:value-type="float">
            <text:p>0.431506849315068</text:p>
          </table:table-cell>
          <table:table-cell office:value-type="float" office:value="0.155251141552511" calcext:value-type="float">
            <text:p>0.155251141552511</text:p>
          </table:table-cell>
          <table:table-cell office:value-type="float" office:value="0.230593607305936" calcext:value-type="float">
            <text:p>0.230593607305936</text:p>
          </table:table-cell>
          <table:table-cell office:value-type="float" office:value="0.107305936073059" calcext:value-type="float">
            <text:p>0.107305936073059</text:p>
          </table:table-cell>
          <table:table-cell office:value-type="string" calcext:value-type="string">
            <text:p>2012_WI-NZ_1_3_CoachGibsonhailsallroundperformance_SubashJayaraman.tx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7685950413223" calcext:value-type="float">
            <text:p>0.177685950413223</text:p>
          </table:table-cell>
          <table:table-cell office:value-type="float" office:value="0.138429752066116" calcext:value-type="float">
            <text:p>0.138429752066116</text:p>
          </table:table-cell>
          <table:table-cell office:value-type="float" office:value="0.237603305785124" calcext:value-type="float">
            <text:p>0.237603305785124</text:p>
          </table:table-cell>
          <table:table-cell office:value-type="float" office:value="0.357438016528926" calcext:value-type="float">
            <text:p>0.357438016528926</text:p>
          </table:table-cell>
          <table:table-cell office:value-type="float" office:value="0.0888429752066116" calcext:value-type="float">
            <text:p>0.088842975206612</text:p>
          </table:table-cell>
          <table:table-cell office:value-type="string" calcext:value-type="string">
            <text:p>2012_WI-NZ_1_4_RoachsetsupcrushingwinforWestIndies_KanishkaaBalachandran.tx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0331950207469" calcext:value-type="float">
            <text:p>0.120331950207469</text:p>
          </table:table-cell>
          <table:table-cell office:value-type="float" office:value="0.149377593360996" calcext:value-type="float">
            <text:p>0.149377593360996</text:p>
          </table:table-cell>
          <table:table-cell office:value-type="float" office:value="0.174273858921162" calcext:value-type="float">
            <text:p>0.174273858921162</text:p>
          </table:table-cell>
          <table:table-cell office:value-type="float" office:value="0.406639004149378" calcext:value-type="float">
            <text:p>0.406639004149378</text:p>
          </table:table-cell>
          <table:table-cell office:value-type="float" office:value="0.149377593360996" calcext:value-type="float">
            <text:p>0.149377593360996</text:p>
          </table:table-cell>
          <table:table-cell office:value-type="string" calcext:value-type="string">
            <text:p>2012_WI-NZ_1_5_GuptillconfidentofNewZealandsavingTest_OR.tx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760147601476" calcext:value-type="float">
            <text:p>0.14760147601476</text:p>
          </table:table-cell>
          <table:table-cell office:value-type="float" office:value="0.169741697416974" calcext:value-type="float">
            <text:p>0.169741697416974</text:p>
          </table:table-cell>
          <table:table-cell office:value-type="float" office:value="0.191881918819188" calcext:value-type="float">
            <text:p>0.191881918819188</text:p>
          </table:table-cell>
          <table:table-cell office:value-type="float" office:value="0.287822878228782" calcext:value-type="float">
            <text:p>0.287822878228782</text:p>
          </table:table-cell>
          <table:table-cell office:value-type="float" office:value="0.202952029520295" calcext:value-type="float">
            <text:p>0.202952029520295</text:p>
          </table:table-cell>
          <table:table-cell office:value-type="string" calcext:value-type="string">
            <text:p>2012_WI-NZ_1_6_WestIndieschancesreduceonflatpitch_SubashJayaraman.tx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8859060402685" calcext:value-type="float">
            <text:p>0.328859060402685</text:p>
          </table:table-cell>
          <table:table-cell office:value-type="float" office:value="0.0648769574944072" calcext:value-type="float">
            <text:p>0.064876957494407</text:p>
          </table:table-cell>
          <table:table-cell office:value-type="float" office:value="0.102908277404922" calcext:value-type="float">
            <text:p>0.102908277404922</text:p>
          </table:table-cell>
          <table:table-cell office:value-type="float" office:value="0.353467561521253" calcext:value-type="float">
            <text:p>0.353467561521253</text:p>
          </table:table-cell>
          <table:table-cell office:value-type="float" office:value="0.149888143176734" calcext:value-type="float">
            <text:p>0.149888143176734</text:p>
          </table:table-cell>
          <table:table-cell office:value-type="string" calcext:value-type="string">
            <text:p>2012_WI-NZ_1_7_NewZealandtopordebridgesgap_KanishkaaBalachandran.tx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6867469879518" calcext:value-type="float">
            <text:p>0.216867469879518</text:p>
          </table:table-cell>
          <table:table-cell table:number-columns-repeated="2" office:value-type="float" office:value="0.172690763052209" calcext:value-type="float">
            <text:p>0.172690763052209</text:p>
          </table:table-cell>
          <table:table-cell office:value-type="float" office:value="0.309236947791165" calcext:value-type="float">
            <text:p>0.309236947791165</text:p>
          </table:table-cell>
          <table:table-cell office:value-type="float" office:value="0.1285140562249" calcext:value-type="float">
            <text:p>0.1285140562249</text:p>
          </table:table-cell>
          <table:table-cell office:value-type="string" calcext:value-type="string">
            <text:p>2012_WI-NZ_1_8_NewZealandrefusetobreak_SubashJayaraman.tx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317204301075269" calcext:value-type="float">
            <text:p>0.317204301075269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112903225806452" calcext:value-type="float">
            <text:p>0.112903225806452</text:p>
          </table:table-cell>
          <table:table-cell office:value-type="string" calcext:value-type="string">
            <text:p>2012_WI-NZ_1_9_ImmoreawareofmyroleKieran Powell_OR.tx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2403100775194" calcext:value-type="float">
            <text:p>0.112403100775194</text:p>
          </table:table-cell>
          <table:table-cell office:value-type="float" office:value="0.263565891472868" calcext:value-type="float">
            <text:p>0.263565891472868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0.213178294573643" calcext:value-type="float">
            <text:p>0.213178294573643</text:p>
          </table:table-cell>
          <table:table-cell office:value-type="float" office:value="0.108527131782946" calcext:value-type="float">
            <text:p>0.108527131782946</text:p>
          </table:table-cell>
          <table:table-cell office:value-type="string" calcext:value-type="string">
            <text:p>2012_WI-NZ_2_1_NewZealandruelackofhundreds_OR.tx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1976401179941" calcext:value-type="float">
            <text:p>0.471976401179941</text:p>
          </table:table-cell>
          <table:table-cell office:value-type="float" office:value="0.079646017699115" calcext:value-type="float">
            <text:p>0.079646017699115</text:p>
          </table:table-cell>
          <table:table-cell office:value-type="float" office:value="0.112094395280236" calcext:value-type="float">
            <text:p>0.112094395280236</text:p>
          </table:table-cell>
          <table:table-cell office:value-type="float" office:value="0.212389380530973" calcext:value-type="float">
            <text:p>0.212389380530973</text:p>
          </table:table-cell>
          <table:table-cell office:value-type="float" office:value="0.123893805309735" calcext:value-type="float">
            <text:p>0.123893805309735</text:p>
          </table:table-cell>
          <table:table-cell office:value-type="string" calcext:value-type="string">
            <text:p>2012_WI-NZ_2_10_ChrisTavareGayle?_SubashJayaraman.tx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9124668435013" calcext:value-type="float">
            <text:p>0.289124668435013</text:p>
          </table:table-cell>
          <table:table-cell office:value-type="float" office:value="0.185676392572944" calcext:value-type="float">
            <text:p>0.185676392572944</text:p>
          </table:table-cell>
          <table:table-cell office:value-type="float" office:value="0.220159151193634" calcext:value-type="float">
            <text:p>0.220159151193634</text:p>
          </table:table-cell>
          <table:table-cell office:value-type="float" office:value="0.161803713527851" calcext:value-type="float">
            <text:p>0.161803713527851</text:p>
          </table:table-cell>
          <table:table-cell office:value-type="float" office:value="0.143236074270557" calcext:value-type="float">
            <text:p>0.143236074270557</text:p>
          </table:table-cell>
          <table:table-cell office:value-type="string" calcext:value-type="string">
            <text:p>2012_WI-NZ_2_11_Samuelsredemptionsong_SubashJayaraman.tx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2012_WI-NZ_2_12_FourquicksployworkedBoult_OR.tx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3448275862069" calcext:value-type="float">
            <text:p>0.353448275862069</text:p>
          </table:table-cell>
          <table:table-cell office:value-type="float" office:value="0.0711206896551724" calcext:value-type="float">
            <text:p>0.071120689655172</text:p>
          </table:table-cell>
          <table:table-cell office:value-type="float" office:value="0.122844827586207" calcext:value-type="float">
            <text:p>0.12284482758620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176724137931034" calcext:value-type="float">
            <text:p>0.176724137931034</text:p>
          </table:table-cell>
          <table:table-cell office:value-type="string" calcext:value-type="string">
            <text:p>2012_WI-NZ_2_13_NewZealandaheaddespiteSamuelston_KanishkaaBalachandran.tx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7070707070707" calcext:value-type="float">
            <text:p>0.207070707070707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186868686868687" calcext:value-type="float">
            <text:p>0.186868686868687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136363636363636" calcext:value-type="float">
            <text:p>0.136363636363636</text:p>
          </table:table-cell>
          <table:table-cell office:value-type="string" calcext:value-type="string">
            <text:p>2012_WI-NZ_2_14_NotaneasypitchtobowlonRoach_OR.tx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9532710280374" calcext:value-type="float">
            <text:p>0.149532710280374</text:p>
          </table:table-cell>
          <table:table-cell office:value-type="float" office:value="0.246105919003115" calcext:value-type="float">
            <text:p>0.246105919003115</text:p>
          </table:table-cell>
          <table:table-cell office:value-type="float" office:value="0.249221183800623" calcext:value-type="float">
            <text:p>0.249221183800623</text:p>
          </table:table-cell>
          <table:table-cell office:value-type="float" office:value="0.233644859813084" calcext:value-type="float">
            <text:p>0.233644859813084</text:p>
          </table:table-cell>
          <table:table-cell office:value-type="float" office:value="0.121495327102804" calcext:value-type="float">
            <text:p>0.121495327102804</text:p>
          </table:table-cell>
          <table:table-cell office:value-type="string" calcext:value-type="string">
            <text:p>2012_WI-NZ_2_15_NewZealandsbatsmendotoolittle_SubashJayaraman.tx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0925925925925926" calcext:value-type="float">
            <text:p>0.092592592592593</text:p>
          </table:table-cell>
          <table:table-cell office:value-type="float" office:value="0.126543209876543" calcext:value-type="float">
            <text:p>0.126543209876543</text:p>
          </table:table-cell>
          <table:table-cell office:value-type="float" office:value="0.339506172839506" calcext:value-type="float">
            <text:p>0.339506172839506</text:p>
          </table:table-cell>
          <table:table-cell office:value-type="float" office:value="0.0802469135802469" calcext:value-type="float">
            <text:p>0.080246913580247</text:p>
          </table:table-cell>
          <table:table-cell office:value-type="string" calcext:value-type="string">
            <text:p>2012_WI-NZ_2_16_Adayforwatchingthecrease_SubashJayaraman.tx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7840670859539" calcext:value-type="float">
            <text:p>0.387840670859539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0.180293501048218" calcext:value-type="float">
            <text:p>0.180293501048218</text:p>
          </table:table-cell>
          <table:table-cell office:value-type="float" office:value="0.276729559748428" calcext:value-type="float">
            <text:p>0.276729559748428</text:p>
          </table:table-cell>
          <table:table-cell office:value-type="float" office:value="0.0859538784067086" calcext:value-type="float">
            <text:p>0.085953878406709</text:p>
          </table:table-cell>
          <table:table-cell office:value-type="string" calcext:value-type="string">
            <text:p>2012_WI-NZ_2_17_RoachandBestmakeitWestIndiesday_KanishkaaBalachandran.tx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04960835509138" calcext:value-type="float">
            <text:p>0.070496083550914</text:p>
          </table:table-cell>
          <table:table-cell office:value-type="float" office:value="0.253263707571802" calcext:value-type="float">
            <text:p>0.253263707571802</text:p>
          </table:table-cell>
          <table:table-cell office:value-type="float" office:value="0.198433420365535" calcext:value-type="float">
            <text:p>0.198433420365535</text:p>
          </table:table-cell>
          <table:table-cell office:value-type="float" office:value="0.342036553524804" calcext:value-type="float">
            <text:p>0.342036553524804</text:p>
          </table:table-cell>
          <table:table-cell office:value-type="float" office:value="0.135770234986945" calcext:value-type="float">
            <text:p>0.135770234986945</text:p>
          </table:table-cell>
          <table:table-cell office:value-type="string" calcext:value-type="string">
            <text:p>2012_WI-NZ_2_18_ElusivevictorywithinWestIndiesgrasp_GeorgeBinoy.tx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51041666666667" calcext:value-type="float">
            <text:p>0.065104166666667</text:p>
          </table:table-cell>
          <table:table-cell office:value-type="float" office:value="0.442708333333333" calcext:value-type="float">
            <text:p>0.442708333333333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263020833333333" calcext:value-type="float">
            <text:p>0.263020833333333</text:p>
          </table:table-cell>
          <table:table-cell office:value-type="float" office:value="0.0651041666666667" calcext:value-type="float">
            <text:p>0.065104166666667</text:p>
          </table:table-cell>
          <table:table-cell office:value-type="string" calcext:value-type="string">
            <text:p>2012_WI-NZ_2_19_Sammykeentokeepthatwinningfeeling_SubashJayaraman.tx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0565110565111" calcext:value-type="float">
            <text:p>0.110565110565111</text:p>
          </table:table-cell>
          <table:table-cell office:value-type="float" office:value="0.496314496314496" calcext:value-type="float">
            <text:p>0.496314496314496</text:p>
          </table:table-cell>
          <table:table-cell office:value-type="float" office:value="0.117936117936118" calcext:value-type="float">
            <text:p>0.117936117936118</text:p>
          </table:table-cell>
          <table:table-cell office:value-type="float" office:value="0.199017199017199" calcext:value-type="float">
            <text:p>0.199017199017199</text:p>
          </table:table-cell>
          <table:table-cell office:value-type="float" office:value="0.0761670761670762" calcext:value-type="float">
            <text:p>0.076167076167076</text:p>
          </table:table-cell>
          <table:table-cell office:value-type="string" calcext:value-type="string">
            <text:p>2012_WI-NZ_2_2_AnimportantwinfortheWestIndieshierarchy_GarthWattley.tx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169117647058824" calcext:value-type="float">
            <text:p>0.169117647058824</text:p>
          </table:table-cell>
          <table:table-cell office:value-type="float" office:value="0.316176470588235" calcext:value-type="float">
            <text:p>0.316176470588235</text:p>
          </table:table-cell>
          <table:table-cell office:value-type="float" office:value="0.132352941176471" calcext:value-type="float">
            <text:p>0.132352941176471</text:p>
          </table:table-cell>
          <table:table-cell office:value-type="string" calcext:value-type="string">
            <text:p>2012_WI-NZ_2_20_InjuredRampauloutofsecondTest_OR.tx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283333333333333" calcext:value-type="float">
            <text:p>0.28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211111111111111" calcext:value-type="float">
            <text:p>0.211111111111111</text:p>
          </table:table-cell>
          <table:table-cell office:value-type="float" office:value="0.161111111111111" calcext:value-type="float">
            <text:p>0.161111111111111</text:p>
          </table:table-cell>
          <table:table-cell office:value-type="string" calcext:value-type="string">
            <text:p>2012_WI-NZ_2_3_ThisonesdefinitelyforJamaicaSamuels_OR.tx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25913621262458" calcext:value-type="float">
            <text:p>0.225913621262458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0.212624584717608" calcext:value-type="float">
            <text:p>0.212624584717608</text:p>
          </table:table-cell>
          <table:table-cell office:value-type="float" office:value="0.222591362126246" calcext:value-type="float">
            <text:p>0.222591362126246</text:p>
          </table:table-cell>
          <table:table-cell office:value-type="float" office:value="0.106312292358804" calcext:value-type="float">
            <text:p>0.106312292358804</text:p>
          </table:table-cell>
          <table:table-cell office:value-type="string" calcext:value-type="string">
            <text:p>2012_WI-NZ_2_4_DominantWestIndiessealseries_KanishkaaBalachandran.tx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3152709359606" calcext:value-type="float">
            <text:p>0.123152709359606</text:p>
          </table:table-cell>
          <table:table-cell office:value-type="float" office:value="0.157635467980296" calcext:value-type="float">
            <text:p>0.157635467980296</text:p>
          </table:table-cell>
          <table:table-cell office:value-type="float" office:value="0.236453201970443" calcext:value-type="float">
            <text:p>0.236453201970443</text:p>
          </table:table-cell>
          <table:table-cell office:value-type="float" office:value="0.251231527093596" calcext:value-type="float">
            <text:p>0.251231527093596</text:p>
          </table:table-cell>
          <table:table-cell office:value-type="float" office:value="0.231527093596059" calcext:value-type="float">
            <text:p>0.231527093596059</text:p>
          </table:table-cell>
          <table:table-cell office:value-type="string" calcext:value-type="string">
            <text:p>2012_WI-NZ_2_5_NewZealandnotoutofJamaicaTestSouthee_OR.tx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0218579234973" calcext:value-type="float">
            <text:p>0.120218579234973</text:p>
          </table:table-cell>
          <table:table-cell office:value-type="float" office:value="0.284153005464481" calcext:value-type="float">
            <text:p>0.284153005464481</text:p>
          </table:table-cell>
          <table:table-cell office:value-type="float" office:value="0.207650273224044" calcext:value-type="float">
            <text:p>0.207650273224044</text:p>
          </table:table-cell>
          <table:table-cell office:value-type="float" office:value="0.147540983606557" calcext:value-type="float">
            <text:p>0.147540983606557</text:p>
          </table:table-cell>
          <table:table-cell office:value-type="float" office:value="0.240437158469945" calcext:value-type="float">
            <text:p>0.240437158469945</text:p>
          </table:table-cell>
          <table:table-cell office:value-type="string" calcext:value-type="string">
            <text:p>2012_WI-NZ_2_6_Weatherputsdamperonchanceofresult_SubashJayaraman.tx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0126582278481" calcext:value-type="float">
            <text:p>0.310126582278481</text:p>
          </table:table-cell>
          <table:table-cell office:value-type="float" office:value="0.186708860759494" calcext:value-type="float">
            <text:p>0.186708860759494</text:p>
          </table:table-cell>
          <table:table-cell office:value-type="float" office:value="0.20253164556962" calcext:value-type="float">
            <text:p>0.20253164556962</text:p>
          </table:table-cell>
          <table:table-cell office:value-type="float" office:value="0.132911392405063" calcext:value-type="float">
            <text:p>0.132911392405063</text:p>
          </table:table-cell>
          <table:table-cell office:value-type="float" office:value="0.167721518987342" calcext:value-type="float">
            <text:p>0.167721518987342</text:p>
          </table:table-cell>
          <table:table-cell office:value-type="string" calcext:value-type="string">
            <text:p>2012_WI-NZ_2_7_WeveworkedNewZealandbatsmenoutDeonarine_SubashJayaraman.tx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5906735751295" calcext:value-type="float">
            <text:p>0.525906735751295</text:p>
          </table:table-cell>
          <table:table-cell office:value-type="float" office:value="0.160621761658031" calcext:value-type="float">
            <text:p>0.160621761658031</text:p>
          </table:table-cell>
          <table:table-cell office:value-type="float" office:value="0.121761658031088" calcext:value-type="float">
            <text:p>0.121761658031088</text:p>
          </table:table-cell>
          <table:table-cell office:value-type="float" office:value="0.0906735751295337" calcext:value-type="float">
            <text:p>0.090673575129534</text:p>
          </table:table-cell>
          <table:table-cell office:value-type="float" office:value="0.101036269430052" calcext:value-type="float">
            <text:p>0.101036269430052</text:p>
          </table:table-cell>
          <table:table-cell office:value-type="string" calcext:value-type="string">
            <text:p>2012_WI-NZ_2_8_AttentionitstheOlympics_SubashJayaraman.tx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1898454746137" calcext:value-type="float">
            <text:p>0.381898454746137</text:p>
          </table:table-cell>
          <table:table-cell office:value-type="float" office:value="0.0706401766004415" calcext:value-type="float">
            <text:p>0.070640176600442</text:p>
          </table:table-cell>
          <table:table-cell office:value-type="float" office:value="0.114790286975717" calcext:value-type="float">
            <text:p>0.114790286975717</text:p>
          </table:table-cell>
          <table:table-cell office:value-type="float" office:value="0.247240618101545" calcext:value-type="float">
            <text:p>0.247240618101545</text:p>
          </table:table-cell>
          <table:table-cell office:value-type="float" office:value="0.185430463576159" calcext:value-type="float">
            <text:p>0.185430463576159</text:p>
          </table:table-cell>
          <table:table-cell office:value-type="string" calcext:value-type="string">
            <text:p>2012_WI-NZ_2_9_SamuelsspinnersgiveWestIndiestheedge_KanishkaaBalachandran.tx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454545454545" calcext:value-type="float">
            <text:p>0.145454545454545</text:p>
          </table:table-cell>
          <table:table-cell office:value-type="float" office:value="0.122727272727273" calcext:value-type="float">
            <text:p>0.122727272727273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0.115909090909091" calcext:value-type="float">
            <text:p>0.115909090909091</text:p>
          </table:table-cell>
          <table:table-cell office:value-type="float" office:value="0.411363636363636" calcext:value-type="float">
            <text:p>0.411363636363636</text:p>
          </table:table-cell>
          <table:table-cell office:value-type="string" calcext:value-type="string">
            <text:p>2013_NZ-WI_1_1_NewZealandWestIndies_OR.tx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8260869565217" calcext:value-type="float">
            <text:p>0.428260869565217</text:p>
          </table:table-cell>
          <table:table-cell office:value-type="float" office:value="0.0652173913043478" calcext:value-type="float">
            <text:p>0.065217391304348</text:p>
          </table:table-cell>
          <table:table-cell office:value-type="float" office:value="0.16304347826087" calcext:value-type="float">
            <text:p>0.16304347826087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0.256521739130435" calcext:value-type="float">
            <text:p>0.256521739130435</text:p>
          </table:table-cell>
          <table:table-cell office:value-type="string" calcext:value-type="string">
            <text:p>2013_NZ-WI_1_10_NZseamerslayplatformforinningswin_DevashishFuloria.tx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1176470588235" calcext:value-type="float">
            <text:p>0.141176470588235</text:p>
          </table:table-cell>
          <table:table-cell office:value-type="float" office:value="0.23921568627451" calcext:value-type="float">
            <text:p>0.23921568627451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101960784313725" calcext:value-type="float">
            <text:p>0.101960784313725</text:p>
          </table:table-cell>
          <table:table-cell office:value-type="float" office:value="0.223529411764706" calcext:value-type="float">
            <text:p>0.223529411764706</text:p>
          </table:table-cell>
          <table:table-cell office:value-type="string" calcext:value-type="string">
            <text:p>2013_NZ-WI_1_11_TaylorjoinseliteNewZealandlistwithdouble_AndrewMcGlashan.tx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6405529953917" calcext:value-type="float">
            <text:p>0.336405529953917</text:p>
          </table:table-cell>
          <table:table-cell office:value-type="float" office:value="0.0737327188940092" calcext:value-type="float">
            <text:p>0.073732718894009</text:p>
          </table:table-cell>
          <table:table-cell office:value-type="float" office:value="0.278801843317972" calcext:value-type="float">
            <text:p>0.278801843317972</text:p>
          </table:table-cell>
          <table:table-cell office:value-type="float" office:value="0.0990783410138249" calcext:value-type="float">
            <text:p>0.099078341013825</text:p>
          </table:table-cell>
          <table:table-cell office:value-type="float" office:value="0.211981566820276" calcext:value-type="float">
            <text:p>0.211981566820276</text:p>
          </table:table-cell>
          <table:table-cell office:value-type="string" calcext:value-type="string">
            <text:p>2013_NZ-WI_1_12_Taylordouble-centurysetsupNewZealand_DevashishFuloria.tx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7800453514739" calcext:value-type="float">
            <text:p>0.167800453514739</text:p>
          </table:table-cell>
          <table:table-cell office:value-type="float" office:value="0.263038548752834" calcext:value-type="float">
            <text:p>0.263038548752834</text:p>
          </table:table-cell>
          <table:table-cell office:value-type="float" office:value="0.256235827664399" calcext:value-type="float">
            <text:p>0.256235827664399</text:p>
          </table:table-cell>
          <table:table-cell office:value-type="float" office:value="0.0997732426303855" calcext:value-type="float">
            <text:p>0.099773242630386</text:p>
          </table:table-cell>
          <table:table-cell office:value-type="float" office:value="0.213151927437642" calcext:value-type="float">
            <text:p>0.213151927437642</text:p>
          </table:table-cell>
          <table:table-cell office:value-type="string" calcext:value-type="string">
            <text:p>2013_NZ-WI_1_13_NZbeginsummerwithlong-awaitedtons_DevashishFuloria.tx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81622911694511" calcext:value-type="float">
            <text:p>0.281622911694511</text:p>
          </table:table-cell>
          <table:table-cell office:value-type="float" office:value="0.107398568019093" calcext:value-type="float">
            <text:p>0.107398568019093</text:p>
          </table:table-cell>
          <table:table-cell office:value-type="float" office:value="0.295942720763723" calcext:value-type="float">
            <text:p>0.295942720763723</text:p>
          </table:table-cell>
          <table:table-cell office:value-type="float" office:value="0.128878281622912" calcext:value-type="float">
            <text:p>0.128878281622912</text:p>
          </table:table-cell>
          <table:table-cell office:value-type="float" office:value="0.186157517899761" calcext:value-type="float">
            <text:p>0.186157517899761</text:p>
          </table:table-cell>
          <table:table-cell office:value-type="string" calcext:value-type="string">
            <text:p>2013_NZ-WI_1_14_TaylorMcCullumcenturiesdriveNZ_DevashishFuloria.tx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75539568345324" calcext:value-type="float">
            <text:p>0.057553956834532</text:p>
          </table:table-cell>
          <table:table-cell office:value-type="float" office:value="0.327338129496403" calcext:value-type="float">
            <text:p>0.327338129496403</text:p>
          </table:table-cell>
          <table:table-cell office:value-type="float" office:value="0.111510791366906" calcext:value-type="float">
            <text:p>0.111510791366906</text:p>
          </table:table-cell>
          <table:table-cell office:value-type="float" office:value="0.176258992805755" calcext:value-type="float">
            <text:p>0.176258992805755</text:p>
          </table:table-cell>
          <table:table-cell office:value-type="float" office:value="0.327338129496403" calcext:value-type="float">
            <text:p>0.327338129496403</text:p>
          </table:table-cell>
          <table:table-cell office:value-type="string" calcext:value-type="string">
            <text:p>2013_NZ-WI_1_15_NZfavouritesagainststrugglingWI_AndrewMcGlashan.tx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86394557823129" calcext:value-type="float">
            <text:p>0.098639455782313</text:p>
          </table:table-cell>
          <table:table-cell office:value-type="float" office:value="0.493197278911565" calcext:value-type="float">
            <text:p>0.493197278911565</text:p>
          </table:table-cell>
          <table:table-cell office:value-type="float" office:value="0.146258503401361" calcext:value-type="float">
            <text:p>0.146258503401361</text:p>
          </table:table-cell>
          <table:table-cell office:value-type="float" office:value="0.108843537414966" calcext:value-type="float">
            <text:p>0.108843537414966</text:p>
          </table:table-cell>
          <table:table-cell office:value-type="float" office:value="0.153061224489796" calcext:value-type="float">
            <text:p>0.153061224489796</text:p>
          </table:table-cell>
          <table:table-cell office:value-type="string" calcext:value-type="string">
            <text:p>2013_NZ-WI_1_16_WilliamsonruledoutoffirstTest_AndrewMcGlashan.tx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938628158844765" calcext:value-type="float">
            <text:p>0.093862815884477</text:p>
          </table:table-cell>
          <table:table-cell office:value-type="float" office:value="0.148014440433213" calcext:value-type="float">
            <text:p>0.148014440433213</text:p>
          </table:table-cell>
          <table:table-cell office:value-type="float" office:value="0.404332129963899" calcext:value-type="float">
            <text:p>0.404332129963899</text:p>
          </table:table-cell>
          <table:table-cell office:value-type="float" office:value="0.0974729241877256" calcext:value-type="float">
            <text:p>0.097472924187726</text:p>
          </table:table-cell>
          <table:table-cell office:value-type="float" office:value="0.256317689530686" calcext:value-type="float">
            <text:p>0.256317689530686</text:p>
          </table:table-cell>
          <table:table-cell office:value-type="string" calcext:value-type="string">
            <text:p>2013_NZ-WI_1_2_WestIndiesfollowonstar_SRajesh.tx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13074204946996" calcext:value-type="float">
            <text:p>0.113074204946996</text:p>
          </table:table-cell>
          <table:table-cell office:value-type="float" office:value="0.402826855123675" calcext:value-type="float">
            <text:p>0.402826855123675</text:p>
          </table:table-cell>
          <table:table-cell office:value-type="float" office:value="0.123674911660777" calcext:value-type="float">
            <text:p>0.123674911660777</text:p>
          </table:table-cell>
          <table:table-cell office:value-type="float" office:value="0.11660777385159" calcext:value-type="float">
            <text:p>0.11660777385159</text:p>
          </table:table-cell>
          <table:table-cell office:value-type="float" office:value="0.243816254416961" calcext:value-type="float">
            <text:p>0.243816254416961</text:p>
          </table:table-cell>
          <table:table-cell office:value-type="string" calcext:value-type="string">
            <text:p>2013_NZ-WI_1_3_SammyrelievedatavoidingIndiarepeat_AndrewMcGlashan.tx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070351758794" calcext:value-type="float">
            <text:p>0.14070351758794</text:p>
          </table:table-cell>
          <table:table-cell office:value-type="float" office:value="0.324120603015075" calcext:value-type="float">
            <text:p>0.324120603015075</text:p>
          </table:table-cell>
          <table:table-cell office:value-type="float" office:value="0.168341708542714" calcext:value-type="float">
            <text:p>0.168341708542714</text:p>
          </table:table-cell>
          <table:table-cell office:value-type="float" office:value="0.0829145728643216" calcext:value-type="float">
            <text:p>0.082914572864322</text:p>
          </table:table-cell>
          <table:table-cell office:value-type="float" office:value="0.28391959798995" calcext:value-type="float">
            <text:p>0.28391959798995</text:p>
          </table:table-cell>
          <table:table-cell office:value-type="string" calcext:value-type="string">
            <text:p>2013_NZ-WI_1_4_McCullumwoeasNewZealanddeniedagain_AndrewMcGlashan.tx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19796954314721" calcext:value-type="float">
            <text:p>0.319796954314721</text:p>
          </table:table-cell>
          <table:table-cell office:value-type="float" office:value="0.0634517766497462" calcext:value-type="float">
            <text:p>0.063451776649746</text:p>
          </table:table-cell>
          <table:table-cell office:value-type="float" office:value="0.205583756345178" calcext:value-type="float">
            <text:p>0.205583756345178</text:p>
          </table:table-cell>
          <table:table-cell office:value-type="float" office:value="0.147208121827411" calcext:value-type="float">
            <text:p>0.147208121827411</text:p>
          </table:table-cell>
          <table:table-cell office:value-type="float" office:value="0.263959390862944" calcext:value-type="float">
            <text:p>0.263959390862944</text:p>
          </table:table-cell>
          <table:table-cell office:value-type="string" calcext:value-type="string">
            <text:p>2013_NZ-WI_1_5_RainaidsWestIndiesgreatescape_DevashishFuloria.tx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0522565320665" calcext:value-type="float">
            <text:p>0.180522565320665</text:p>
          </table:table-cell>
          <table:table-cell office:value-type="float" office:value="0.190023752969121" calcext:value-type="float">
            <text:p>0.190023752969121</text:p>
          </table:table-cell>
          <table:table-cell office:value-type="float" office:value="0.173396674584323" calcext:value-type="float">
            <text:p>0.173396674584323</text:p>
          </table:table-cell>
          <table:table-cell office:value-type="float" office:value="0.106888361045131" calcext:value-type="float">
            <text:p>0.106888361045131</text:p>
          </table:table-cell>
          <table:table-cell office:value-type="float" office:value="0.34916864608076" calcext:value-type="float">
            <text:p>0.34916864608076</text:p>
          </table:table-cell>
          <table:table-cell office:value-type="string" calcext:value-type="string">
            <text:p>2013_NZ-WI_1_6_ResilientBravoshowsoverseasprowess_AndrewMcGlashan.tx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58208955223881" calcext:value-type="float">
            <text:p>0.358208955223881</text:p>
          </table:table-cell>
          <table:table-cell office:value-type="float" office:value="0.0995024875621891" calcext:value-type="float">
            <text:p>0.09950248756218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721393034825871" calcext:value-type="float">
            <text:p>0.072139303482587</text:p>
          </table:table-cell>
          <table:table-cell office:value-type="float" office:value="0.303482587064677" calcext:value-type="float">
            <text:p>0.303482587064677</text:p>
          </table:table-cell>
          <table:table-cell office:value-type="string" calcext:value-type="string">
            <text:p>2013_NZ-WI_1_7_MagnificentBravoputsWestIndiesinlead_DevashishFuloria.tx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51020408163265" calcext:value-type="float">
            <text:p>0.151020408163265</text:p>
          </table:table-cell>
          <table:table-cell office:value-type="float" office:value="0.379591836734694" calcext:value-type="float">
            <text:p>0.379591836734694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138775510204082" calcext:value-type="float">
            <text:p>0.138775510204082</text:p>
          </table:table-cell>
          <table:table-cell office:value-type="float" office:value="0.16734693877551" calcext:value-type="float">
            <text:p>0.16734693877551</text:p>
          </table:table-cell>
          <table:table-cell office:value-type="string" calcext:value-type="string">
            <text:p>2013_NZ-WI_1_8_ChanderpaulthekeyasWIfightback_AndrewMcGlashan.tx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49068322981366" calcext:value-type="float">
            <text:p>0.149068322981366</text:p>
          </table:table-cell>
          <table:table-cell office:value-type="float" office:value="0.182194616977226" calcext:value-type="float">
            <text:p>0.182194616977226</text:p>
          </table:table-cell>
          <table:table-cell office:value-type="float" office:value="0.093167701863354" calcext:value-type="float">
            <text:p>0.093167701863354</text:p>
          </table:table-cell>
          <table:table-cell office:value-type="float" office:value="0.0786749482401656" calcext:value-type="float">
            <text:p>0.078674948240166</text:p>
          </table:table-cell>
          <table:table-cell office:value-type="float" office:value="0.496894409937888" calcext:value-type="float">
            <text:p>0.496894409937888</text:p>
          </table:table-cell>
          <table:table-cell office:value-type="string" calcext:value-type="string">
            <text:p>2013_NZ-WI_1_9_NZfindvenominSouthee-Boultcombination_AndrewMcGlashan.tx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52492668621701" calcext:value-type="float">
            <text:p>0.152492668621701</text:p>
          </table:table-cell>
          <table:table-cell office:value-type="float" office:value="0.134897360703812" calcext:value-type="float">
            <text:p>0.134897360703812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.0791788856304985" calcext:value-type="float">
            <text:p>0.079178885630499</text:p>
          </table:table-cell>
          <table:table-cell office:value-type="float" office:value="0.343108504398827" calcext:value-type="float">
            <text:p>0.343108504398827</text:p>
          </table:table-cell>
          <table:table-cell office:value-type="string" calcext:value-type="string">
            <text:p>2013_NZ-WI_2_1_NewZealandvWestIndies2013-14_OR.tx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6363636363636" calcext:value-type="float">
            <text:p>0.236363636363636</text:p>
          </table:table-cell>
          <table:table-cell office:value-type="float" office:value="0.252272727272727" calcext:value-type="float">
            <text:p>0.252272727272727</text:p>
          </table:table-cell>
          <table:table-cell office:value-type="float" office:value="0.188636363636364" calcext:value-type="float">
            <text:p>0.188636363636364</text:p>
          </table:table-cell>
          <table:table-cell office:value-type="float" office:value="0.0954545454545455" calcext:value-type="float">
            <text:p>0.095454545454546</text:p>
          </table:table-cell>
          <table:table-cell office:value-type="float" office:value="0.227272727272727" calcext:value-type="float">
            <text:p>0.227272727272727</text:p>
          </table:table-cell>
          <table:table-cell office:value-type="string" calcext:value-type="string">
            <text:p>2013_NZ-WI_2_10_WestIndies'Besthasn'tbeenenough_AndrewMcGlashan.tx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86082474226804" calcext:value-type="float">
            <text:p>0.286082474226804</text:p>
          </table:table-cell>
          <table:table-cell office:value-type="float" office:value="0.0567010309278351" calcext:value-type="float">
            <text:p>0.056701030927835</text:p>
          </table:table-cell>
          <table:table-cell office:value-type="float" office:value="0.216494845360825" calcext:value-type="float">
            <text:p>0.216494845360825</text:p>
          </table:table-cell>
          <table:table-cell office:value-type="float" office:value="0.131443298969072" calcext:value-type="float">
            <text:p>0.131443298969072</text:p>
          </table:table-cell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2013_NZ-WI_2_11_NewZealanddominaterain-hitday_AbhishekPurohit.tx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161764705882353" calcext:value-type="float">
            <text:p>0.161764705882353</text:p>
          </table:table-cell>
          <table:table-cell office:value-type="float" office:value="0.318627450980392" calcext:value-type="float">
            <text:p>0.318627450980392</text:p>
          </table:table-cell>
          <table:table-cell office:value-type="float" office:value="0.0686274509803922" calcext:value-type="float">
            <text:p>0.068627450980392</text:p>
          </table:table-cell>
          <table:table-cell office:value-type="float" office:value="0.159313725490196" calcext:value-type="float">
            <text:p>0.159313725490196</text:p>
          </table:table-cell>
          <table:table-cell office:value-type="string" calcext:value-type="string">
            <text:p>2013_NZ-WI_2_12_WestIndiesflufftheirchance_AndrewMcGlashan.tx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52380952380952" calcext:value-type="float">
            <text:p>0.452380952380952</text:p>
          </table:table-cell>
          <table:table-cell office:value-type="float" office:value="0.0687830687830688" calcext:value-type="float">
            <text:p>0.068783068783069</text:p>
          </table:table-cell>
          <table:table-cell office:value-type="float" office:value="0.28042328042328" calcext:value-type="float">
            <text:p>0.28042328042328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150793650793651" calcext:value-type="float">
            <text:p>0.150793650793651</text:p>
          </table:table-cell>
          <table:table-cell office:value-type="string" calcext:value-type="string">
            <text:p>2013_NZ-WI_2_13_TaylorcenturypunishessloppyWI_AndrewMcGlashan.tx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81893004115226" calcext:value-type="float">
            <text:p>0.078189300411523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864197530864197" calcext:value-type="float">
            <text:p>0.08641975308642</text:p>
          </table:table-cell>
          <table:table-cell office:value-type="float" office:value="0.164609053497942" calcext:value-type="float">
            <text:p>0.164609053497942</text:p>
          </table:table-cell>
          <table:table-cell office:value-type="float" office:value="0.226337448559671" calcext:value-type="float">
            <text:p>0.226337448559671</text:p>
          </table:table-cell>
          <table:table-cell office:value-type="string" calcext:value-type="string">
            <text:p>2013_NZ-WI_2_14_SammychallengesNZtoplaybetter_AndrewMcGlashan.tx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30081300813008" calcext:value-type="float">
            <text:p>0.130081300813008</text:p>
          </table:table-cell>
          <table:table-cell office:value-type="float" office:value="0.260162601626016" calcext:value-type="float">
            <text:p>0.260162601626016</text:p>
          </table:table-cell>
          <table:table-cell office:value-type="float" office:value="0.138211382113821" calcext:value-type="float">
            <text:p>0.138211382113821</text:p>
          </table:table-cell>
          <table:table-cell office:value-type="float" office:value="0.117886178861789" calcext:value-type="float">
            <text:p>0.117886178861789</text:p>
          </table:table-cell>
          <table:table-cell office:value-type="float" office:value="0.353658536585366" calcext:value-type="float">
            <text:p>0.353658536585366</text:p>
          </table:table-cell>
          <table:table-cell office:value-type="string" calcext:value-type="string">
            <text:p>2013_NZ-WI_2_15_WIbullishafterDunedinfightback_AndrewMcGlashan.tx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123636363636364" calcext:value-type="float">
            <text:p>0.123636363636364</text:p>
          </table:table-cell>
          <table:table-cell office:value-type="float" office:value="0.08" calcext:value-type="float">
            <text:p>0.08</text:p>
          </table:table-cell>
          <table:table-cell office:value-type="float" office:value="0.136363636363636" calcext:value-type="float">
            <text:p>0.136363636363636</text:p>
          </table:table-cell>
          <table:table-cell office:value-type="string" calcext:value-type="string">
            <text:p>2013_NZ-WI_2_2_WakeupWestIndies_MartinCrowe.tx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72568578553616" calcext:value-type="float">
            <text:p>0.097256857855362</text:p>
          </table:table-cell>
          <table:table-cell office:value-type="float" office:value="0.27431421446384" calcext:value-type="float">
            <text:p>0.27431421446384</text:p>
          </table:table-cell>
          <table:table-cell office:value-type="float" office:value="0.197007481296758" calcext:value-type="float">
            <text:p>0.197007481296758</text:p>
          </table:table-cell>
          <table:table-cell office:value-type="float" office:value="0.13216957605985" calcext:value-type="float">
            <text:p>0.13216957605985</text:p>
          </table:table-cell>
          <table:table-cell office:value-type="float" office:value="0.29925187032419" calcext:value-type="float">
            <text:p>0.29925187032419</text:p>
          </table:table-cell>
          <table:table-cell office:value-type="string" calcext:value-type="string">
            <text:p>2013_NZ-WI_2_3_WellingtonhightopsBoult'sbigyear_AndrewMcGlashan.tx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2317880794702" calcext:value-type="float">
            <text:p>0.152317880794702</text:p>
          </table:table-cell>
          <table:table-cell office:value-type="float" office:value="0.390728476821192" calcext:value-type="float">
            <text:p>0.390728476821192</text:p>
          </table:table-cell>
          <table:table-cell office:value-type="float" office:value="0.125827814569536" calcext:value-type="float">
            <text:p>0.125827814569536</text:p>
          </table:table-cell>
          <table:table-cell office:value-type="float" office:value="0.185430463576159" calcext:value-type="float">
            <text:p>0.185430463576159</text:p>
          </table:table-cell>
          <table:table-cell office:value-type="float" office:value="0.145695364238411" calcext:value-type="float">
            <text:p>0.145695364238411</text:p>
          </table:table-cell>
          <table:table-cell office:value-type="string" calcext:value-type="string">
            <text:p>2013_NZ-WI_2_4_GibsonasksWestIndiesto'manup_AndrewMcGlashan.tx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7651821862348" calcext:value-type="float">
            <text:p>0.137651821862348</text:p>
          </table:table-cell>
          <table:table-cell office:value-type="float" office:value="0.267206477732794" calcext:value-type="float">
            <text:p>0.267206477732794</text:p>
          </table:table-cell>
          <table:table-cell office:value-type="float" office:value="0.137651821862348" calcext:value-type="float">
            <text:p>0.137651821862348</text:p>
          </table:table-cell>
          <table:table-cell office:value-type="float" office:value="0.202429149797571" calcext:value-type="float">
            <text:p>0.202429149797571</text:p>
          </table:table-cell>
          <table:table-cell office:value-type="float" office:value="0.255060728744939" calcext:value-type="float">
            <text:p>0.255060728744939</text:p>
          </table:table-cell>
          <table:table-cell office:value-type="string" calcext:value-type="string">
            <text:p>2013_NZ-WI_2_5_Bowlersfailedinhelpfulconditions-Sammy_AndrewMcGlashan.tx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9777158774373" calcext:value-type="float">
            <text:p>0.119777158774373</text:p>
          </table:table-cell>
          <table:table-cell office:value-type="float" office:value="0.231197771587744" calcext:value-type="float">
            <text:p>0.231197771587744</text:p>
          </table:table-cell>
          <table:table-cell office:value-type="float" office:value="0.11142061281337" calcext:value-type="float">
            <text:p>0.11142061281337</text:p>
          </table:table-cell>
          <table:table-cell office:value-type="float" office:value="0.181058495821727" calcext:value-type="float">
            <text:p>0.181058495821727</text:p>
          </table:table-cell>
          <table:table-cell office:value-type="float" office:value="0.356545961002786" calcext:value-type="float">
            <text:p>0.356545961002786</text:p>
          </table:table-cell>
          <table:table-cell office:value-type="string" calcext:value-type="string">
            <text:p>2013_NZ-WI_2_6_SeamersfireNewZealand'sgrowingself-belief_AndrewMcGlashan.tx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55737704918033" calcext:value-type="float">
            <text:p>0.065573770491803</text:p>
          </table:table-cell>
          <table:table-cell office:value-type="float" office:value="0.0778688524590164" calcext:value-type="float">
            <text:p>0.077868852459016</text:p>
          </table:table-cell>
          <table:table-cell office:value-type="float" office:value="0.610655737704918" calcext:value-type="float">
            <text:p>0.610655737704918</text:p>
          </table:table-cell>
          <table:table-cell office:value-type="float" office:value="0.0901639344262295" calcext:value-type="float">
            <text:p>0.09016393442623</text:p>
          </table:table-cell>
          <table:table-cell office:value-type="float" office:value="0.155737704918033" calcext:value-type="float">
            <text:p>0.155737704918033</text:p>
          </table:table-cell>
          <table:table-cell office:value-type="string" calcext:value-type="string">
            <text:p>2013_NZ-WI_2_7_Boultsbestlosing20wicketstofastbowlers_ShivaJayaraman.tx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80555555555556" calcext:value-type="float">
            <text:p>0.280555555555556</text:p>
          </table:table-cell>
          <table:table-cell office:value-type="float" office:value="0.0611111111111111" calcext:value-type="float">
            <text:p>0.061111111111111</text:p>
          </table:table-cell>
          <table:table-cell office:value-type="float" office:value="0.186111111111111" calcext:value-type="float">
            <text:p>0.186111111111111</text:p>
          </table:table-cell>
          <table:table-cell office:value-type="float" office:value="0.136111111111111" calcext:value-type="float">
            <text:p>0.136111111111111</text:p>
          </table:table-cell>
          <table:table-cell office:value-type="float" office:value="0.336111111111111" calcext:value-type="float">
            <text:p>0.336111111111111</text:p>
          </table:table-cell>
          <table:table-cell office:value-type="string" calcext:value-type="string">
            <text:p>2013_NZ-WI_2_8_BoultswingsNZtoinningswin_AbhishekPurohit.tx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32835820895522" calcext:value-type="float">
            <text:p>0.093283582089552</text:p>
          </table:table-cell>
          <table:table-cell office:value-type="float" office:value="0.175373134328358" calcext:value-type="float">
            <text:p>0.175373134328358</text:p>
          </table:table-cell>
          <table:table-cell office:value-type="float" office:value="0.309701492537313" calcext:value-type="float">
            <text:p>0.309701492537313</text:p>
          </table:table-cell>
          <table:table-cell office:value-type="float" office:value="0.201492537313433" calcext:value-type="float">
            <text:p>0.201492537313433</text:p>
          </table:table-cell>
          <table:table-cell office:value-type="float" office:value="0.220149253731343" calcext:value-type="float">
            <text:p>0.220149253731343</text:p>
          </table:table-cell>
          <table:table-cell office:value-type="string" calcext:value-type="string">
            <text:p>2013_NZ-WI_2_9_NewZealand'sreliable'sheriff'_AndrewMcGlashan.tx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08588957055215" calcext:value-type="float">
            <text:p>0.208588957055215</text:p>
          </table:table-cell>
          <table:table-cell office:value-type="float" office:value="0.098159509202454" calcext:value-type="float">
            <text:p>0.098159509202454</text:p>
          </table:table-cell>
          <table:table-cell office:value-type="float" office:value="0.248466257668712" calcext:value-type="float">
            <text:p>0.248466257668712</text:p>
          </table:table-cell>
          <table:table-cell office:value-type="float" office:value="0.141104294478528" calcext:value-type="float">
            <text:p>0.141104294478528</text:p>
          </table:table-cell>
          <table:table-cell office:value-type="float" office:value="0.303680981595092" calcext:value-type="float">
            <text:p>0.303680981595092</text:p>
          </table:table-cell>
          <table:table-cell office:value-type="string" calcext:value-type="string">
            <text:p>2013_NZ-WI_3_1_NewZealandvWestIndies,2013-14_OR.tx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3155216284987" calcext:value-type="float">
            <text:p>0.323155216284987</text:p>
          </table:table-cell>
          <table:table-cell office:value-type="float" office:value="0.0458015267175573" calcext:value-type="float">
            <text:p>0.045801526717557</text:p>
          </table:table-cell>
          <table:table-cell office:value-type="float" office:value="0.244274809160305" calcext:value-type="float">
            <text:p>0.244274809160305</text:p>
          </table:table-cell>
          <table:table-cell office:value-type="float" office:value="0.198473282442748" calcext:value-type="float">
            <text:p>0.198473282442748</text:p>
          </table:table-cell>
          <table:table-cell office:value-type="float" office:value="0.188295165394402" calcext:value-type="float">
            <text:p>0.188295165394402</text:p>
          </table:table-cell>
          <table:table-cell office:value-type="string" calcext:value-type="string">
            <text:p>2013_NZ-WI_3_10_NarinethreatgivesWIadvantage_AbhishekPurohit.tx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87654320987654" calcext:value-type="float">
            <text:p>0.187654320987654</text:p>
          </table:table-cell>
          <table:table-cell office:value-type="float" office:value="0.234567901234568" calcext:value-type="float">
            <text:p>0.234567901234568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288888888888889" calcext:value-type="float">
            <text:p>0.288888888888889</text:p>
          </table:table-cell>
          <table:table-cell office:value-type="string" calcext:value-type="string">
            <text:p>2013_NZ-WI_3_11_RamdinhelpspullWIbackfromthebrink_AndrewMcGlashan.tx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11178247734139" calcext:value-type="float">
            <text:p>0.311178247734139</text:p>
          </table:table-cell>
          <table:table-cell office:value-type="float" office:value="0.0634441087613293" calcext:value-type="float">
            <text:p>0.063444108761329</text:p>
          </table:table-cell>
          <table:table-cell office:value-type="float" office:value="0.178247734138973" calcext:value-type="float">
            <text:p>0.178247734138973</text:p>
          </table:table-cell>
          <table:table-cell office:value-type="float" office:value="0.0906344410876133" calcext:value-type="float">
            <text:p>0.090634441087613</text:p>
          </table:table-cell>
          <table:table-cell office:value-type="float" office:value="0.356495468277946" calcext:value-type="float">
            <text:p>0.356495468277946</text:p>
          </table:table-cell>
          <table:table-cell office:value-type="string" calcext:value-type="string">
            <text:p>2013_NZ-WI_3_12_Ramdin,ChanderpaulreviveWI_AbhishekPurohit.tx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6752136752137" calcext:value-type="float">
            <text:p>0.136752136752137</text:p>
          </table:table-cell>
          <table:table-cell office:value-type="float" office:value="0.38034188034188" calcext:value-type="float">
            <text:p>0.38034188034188</text:p>
          </table:table-cell>
          <table:table-cell office:value-type="float" office:value="0.14957264957265" calcext:value-type="float">
            <text:p>0.14957264957265</text:p>
          </table:table-cell>
          <table:table-cell office:value-type="float" office:value="0.162393162393162" calcext:value-type="float">
            <text:p>0.162393162393162</text:p>
          </table:table-cell>
          <table:table-cell office:value-type="float" office:value="0.170940170940171" calcext:value-type="float">
            <text:p>0.170940170940171</text:p>
          </table:table-cell>
          <table:table-cell office:value-type="string" calcext:value-type="string">
            <text:p>2013_NZ-WI_3_13_WestIndiespinhopesonNarine_AndrewMcGlashan.tx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56353591160221" calcext:value-type="float">
            <text:p>0.085635359116022</text:p>
          </table:table-cell>
          <table:table-cell office:value-type="float" office:value="0.389502762430939" calcext:value-type="float">
            <text:p>0.389502762430939</text:p>
          </table:table-cell>
          <table:table-cell office:value-type="float" office:value="0.124309392265193" calcext:value-type="float">
            <text:p>0.124309392265193</text:p>
          </table:table-cell>
          <table:table-cell office:value-type="float" office:value="0.129834254143646" calcext:value-type="float">
            <text:p>0.129834254143646</text:p>
          </table:table-cell>
          <table:table-cell office:value-type="float" office:value="0.270718232044199" calcext:value-type="float">
            <text:p>0.270718232044199</text:p>
          </table:table-cell>
          <table:table-cell office:value-type="string" calcext:value-type="string">
            <text:p>2013_NZ-WI_3_14_Luckytohaveaworld-classbowlingline-up-McCullum_AndrewMcGlashan.tx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975845410628" calcext:value-type="float">
            <text:p>0.14975845410628</text:p>
          </table:table-cell>
          <table:table-cell office:value-type="float" office:value="0.231884057971014" calcext:value-type="float">
            <text:p>0.231884057971014</text:p>
          </table:table-cell>
          <table:table-cell office:value-type="float" office:value="0.251207729468599" calcext:value-type="float">
            <text:p>0.251207729468599</text:p>
          </table:table-cell>
          <table:table-cell office:value-type="float" office:value="0.202898550724638" calcext:value-type="float">
            <text:p>0.202898550724638</text:p>
          </table:table-cell>
          <table:table-cell office:value-type="float" office:value="0.164251207729469" calcext:value-type="float">
            <text:p>0.164251207729469</text:p>
          </table:table-cell>
          <table:table-cell office:value-type="string" calcext:value-type="string">
            <text:p>2013_NZ-WI_3_15_NZaimtoburybrittleWindies_AndrewMcGlashan.tx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412878787878788" calcext:value-type="float">
            <text:p>0.412878787878788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0.185606060606061" calcext:value-type="float">
            <text:p>0.185606060606061</text:p>
          </table:table-cell>
          <table:table-cell office:value-type="string" calcext:value-type="string">
            <text:p>2013_NZ-WI_3_2_Somecareersareontheline-Sammy_AndrewMcGlashan.tx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8666666666667" calcext:value-type="float">
            <text:p>0.138666666666667</text:p>
          </table:table-cell>
          <table:table-cell office:value-type="float" office:value="0.341333333333333" calcext:value-type="float">
            <text:p>0.341333333333333</text:p>
          </table:table-cell>
          <table:table-cell office:value-type="string" calcext:value-type="string">
            <text:p>2013_NZ-WI_3_3_NewZealandshowsignsofarevival_AndrewMcGlashan.tx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13_NZ-WI_3_4_NewZealandeasetoseriesvictory_AndrewMcGlashan.tx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768115942029" calcext:value-type="float">
            <text:p>0.13768115942029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36231884057971" calcext:value-type="float">
            <text:p>0.36231884057971</text:p>
          </table:table-cell>
          <table:table-cell office:value-type="float" office:value="0.25" calcext:value-type="float">
            <text:p>0.25</text:p>
          </table:table-cell>
          <table:table-cell office:value-type="float" office:value="0.119565217391304" calcext:value-type="float">
            <text:p>0.119565217391304</text:p>
          </table:table-cell>
          <table:table-cell office:value-type="string" calcext:value-type="string">
            <text:p>2013_NZ-WI_3_5_Narinefactor'increasesvalueofHamiltonton-Taylor_AndrewMcGlashan.tx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214646464646465" calcext:value-type="float">
            <text:p>0.214646464646465</text:p>
          </table:table-cell>
          <table:table-cell office:value-type="float" office:value="0.154040404040404" calcext:value-type="float">
            <text:p>0.154040404040404</text:p>
          </table:table-cell>
          <table:table-cell office:value-type="float" office:value="0.318181818181818" calcext:value-type="float">
            <text:p>0.318181818181818</text:p>
          </table:table-cell>
          <table:table-cell office:value-type="string" calcext:value-type="string">
            <text:p>2013_NZ-WI_3_6_RoutineunravellingofbattingcostsWestIndies_AndrewMcGlashan.tx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29595015576324" calcext:value-type="float">
            <text:p>0.052959501557632</text:p>
          </table:table-cell>
          <table:table-cell office:value-type="float" office:value="0.0498442367601246" calcext:value-type="float">
            <text:p>0.049844236760125</text:p>
          </table:table-cell>
          <table:table-cell office:value-type="float" office:value="0.757009345794392" calcext:value-type="float">
            <text:p>0.757009345794392</text:p>
          </table:table-cell>
          <table:table-cell office:value-type="float" office:value="0.0498442367601246" calcext:value-type="float">
            <text:p>0.049844236760125</text:p>
          </table:table-cell>
          <table:table-cell office:value-type="float" office:value="0.0903426791277259" calcext:value-type="float">
            <text:p>0.090342679127726</text:p>
          </table:table-cell>
          <table:table-cell office:value-type="string" calcext:value-type="string">
            <text:p>2013_NZ-WI_3_7_TaylormovesupNewZealand'srecordscharts_ShivaJayaraman.tx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27513227513228" calcext:value-type="float">
            <text:p>0.227513227513228</text:p>
          </table:table-cell>
          <table:table-cell office:value-type="float" office:value="0.082010582010582" calcext:value-type="float">
            <text:p>0.082010582010582</text:p>
          </table:table-cell>
          <table:table-cell office:value-type="float" office:value="0.23015873015873" calcext:value-type="float">
            <text:p>0.23015873015873</text:p>
          </table:table-cell>
          <table:table-cell office:value-type="float" office:value="0.177248677248677" calcext:value-type="float">
            <text:p>0.177248677248677</text:p>
          </table:table-cell>
          <table:table-cell office:value-type="float" office:value="0.283068783068783" calcext:value-type="float">
            <text:p>0.283068783068783</text:p>
          </table:table-cell>
          <table:table-cell office:value-type="string" calcext:value-type="string">
            <text:p>2013_NZ-WI_3_8_WIblownawayinasessionfor103_AbhishekPurohit.tx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30958230958231" calcext:value-type="float">
            <text:p>0.230958230958231</text:p>
          </table:table-cell>
          <table:table-cell office:value-type="float" office:value="0.179361179361179" calcext:value-type="float">
            <text:p>0.179361179361179</text:p>
          </table:table-cell>
          <table:table-cell table:number-columns-repeated="2" office:value-type="float" office:value="0.16953316953317" calcext:value-type="float">
            <text:p>0.16953316953317</text:p>
          </table:table-cell>
          <table:table-cell office:value-type="float" office:value="0.250614250614251" calcext:value-type="float">
            <text:p>0.250614250614251</text:p>
          </table:table-cell>
          <table:table-cell office:value-type="string" calcext:value-type="string">
            <text:p>2013_NZ-WI_3_9_SpingivesWestIndiesearlyfoothold_AndrewMcGlashan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09:40:34.709094728</dc:date>
    <meta:editing-duration>PT4M13S</meta:editing-duration>
    <meta:editing-cycles>3</meta:editing-cycles>
    <meta:generator>LibreOffice/5.3.4.2$Linux_X86_64 LibreOffice_project/30m0$Build-2</meta:generator>
    <meta:document-statistic meta:table-count="1" meta:cell-count="6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643cm" svg:height="16.788cm" xlink:href=".." xlink:type="simple" chart:class="chart:bar" chart:style-name="ch1">
        <chart:title svg:x="11.933cm" svg:y="0.47cm" chart:style-name="ch2">
          <text:p>Comparing Theme Probabilities in Documents for K=5</text:p>
        </chart:title>
        <chart:legend chart:legend-position="end" svg:x="33.094cm" svg:y="7.009cm" style:legend-expansion="high" chart:style-name="ch3"/>
        <chart:plot-area chart:style-name="ch4" table:cell-range-address="'LDAGibbs 5 TopicProbabilities'.B1:'LDAGibbs 5 TopicProbabilities'.G89" chart:data-source-has-labels="row" svg:x="1.651cm" svg:y="1.558cm" svg:width="30.751cm" svg:height="13.966cm">
          <chartooo:coordinate-region svg:x="2.378cm" svg:y="1.731cm" svg:width="30.024cm" svg:height="13.038cm"/>
          <chart:axis chart:dimension="x" chart:name="primary-x" chart:style-name="ch5">
            <chart:title svg:x="16.149cm" svg:y="15.859cm" chart:style-name="ch6">
              <text:p>Documents</text:p>
            </chart:title>
          </chart:axis>
          <chart:axis chart:dimension="y" chart:name="primary-y" chart:style-name="ch7">
            <chart:title svg:x="0.451cm" svg:y="9.498cm" chart:style-name="ch8">
              <text:p>Probabilities</text:p>
            </chart:title>
            <chart:grid chart:style-name="ch9" chart:class="major"/>
          </chart:axis>
          <chart:series chart:style-name="ch10" chart:values-cell-range-address="'LDAGibbs 5 TopicProbabilities'.B2:'LDAGibbs 5 TopicProbabilities'.B89" chart:label-cell-address="'LDAGibbs 5 TopicProbabilities'.B1:'LDAGibbs 5 TopicProbabilities'.B1" chart:class="chart:bar">
            <chart:data-point chart:repeated="88"/>
          </chart:series>
          <chart:series chart:style-name="ch11" chart:values-cell-range-address="'LDAGibbs 5 TopicProbabilities'.C2:'LDAGibbs 5 TopicProbabilities'.C89" chart:label-cell-address="'LDAGibbs 5 TopicProbabilities'.C1:'LDAGibbs 5 TopicProbabilities'.C1" chart:class="chart:bar">
            <chart:data-point chart:repeated="88"/>
          </chart:series>
          <chart:series chart:style-name="ch12" chart:values-cell-range-address="'LDAGibbs 5 TopicProbabilities'.D2:'LDAGibbs 5 TopicProbabilities'.D89" chart:label-cell-address="'LDAGibbs 5 TopicProbabilities'.D1:'LDAGibbs 5 TopicProbabilities'.D1" chart:class="chart:bar">
            <chart:data-point chart:repeated="88"/>
          </chart:series>
          <chart:series chart:style-name="ch13" chart:values-cell-range-address="'LDAGibbs 5 TopicProbabilities'.E2:'LDAGibbs 5 TopicProbabilities'.E89" chart:label-cell-address="'LDAGibbs 5 TopicProbabilities'.E1:'LDAGibbs 5 TopicProbabilities'.E1" chart:class="chart:bar">
            <chart:data-point chart:repeated="88"/>
          </chart:series>
          <chart:series chart:style-name="ch14" chart:values-cell-range-address="'LDAGibbs 5 TopicProbabilities'.F2:'LDAGibbs 5 TopicProbabilities'.F89" chart:label-cell-address="'LDAGibbs 5 TopicProbabilities'.F1:'LDAGibbs 5 TopicProbabilities'.F1" chart:class="chart:bar">
            <chart:data-point chart:repeated="88"/>
          </chart:series>
          <chart:series chart:style-name="ch15" chart:values-cell-range-address="'LDAGibbs 5 TopicProbabilities'.G2:'LDAGibbs 5 TopicProbabilities'.G89" chart:label-cell-address="'LDAGibbs 5 TopicProbabilities'.G1:'LDAGibbs 5 TopicProbabilities'.G1" chart:class="chart:bar">
            <chart:data-point chart:repeated="8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'LDAGibbs 5 TopicProbabilities'.B1:'LDAGibbs 5 TopicProbabilities'.B1</svg:desc>
                </draw:g>
              </table:table-cell>
              <table:table-cell office:value-type="string">
                <text:p>V2</text:p>
                <draw:g>
                  <svg:desc>'LDAGibbs 5 TopicProbabilities'.C1:'LDAGibbs 5 TopicProbabilities'.C1</svg:desc>
                </draw:g>
              </table:table-cell>
              <table:table-cell office:value-type="string">
                <text:p>V3</text:p>
                <draw:g>
                  <svg:desc>'LDAGibbs 5 TopicProbabilities'.D1:'LDAGibbs 5 TopicProbabilities'.D1</svg:desc>
                </draw:g>
              </table:table-cell>
              <table:table-cell office:value-type="string">
                <text:p>V4</text:p>
                <draw:g>
                  <svg:desc>'LDAGibbs 5 TopicProbabilities'.E1:'LDAGibbs 5 TopicProbabilities'.E1</svg:desc>
                </draw:g>
              </table:table-cell>
              <table:table-cell office:value-type="string">
                <text:p>V5</text:p>
                <draw:g>
                  <svg:desc>'LDAGibbs 5 TopicProbabilities'.F1:'LDAGibbs 5 TopicProbabilities'.F1</svg:desc>
                </draw:g>
              </table:table-cell>
              <table:table-cell office:value-type="string">
                <text:p>Docs</text:p>
                <draw:g>
                  <svg:desc>'LDAGibbs 5 TopicProbabilities'.G1:'LDAGibbs 5 TopicProbabiliti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624505928854">
                <text:p>0.114624505928854</text:p>
                <draw:g>
                  <svg:desc>'LDAGibbs 5 TopicProbabilities'.B2:'LDAGibbs 5 TopicProbabilities'.B89</svg:desc>
                </draw:g>
              </table:table-cell>
              <table:table-cell office:value-type="float" office:value="0.158102766798419">
                <text:p>0.158102766798419</text:p>
                <draw:g>
                  <svg:desc>'LDAGibbs 5 TopicProbabilities'.C2:'LDAGibbs 5 TopicProbabilities'.C89</svg:desc>
                </draw:g>
              </table:table-cell>
              <table:table-cell office:value-type="float" office:value="0.296442687747036">
                <text:p>0.296442687747036</text:p>
                <draw:g>
                  <svg:desc>'LDAGibbs 5 TopicProbabilities'.D2:'LDAGibbs 5 TopicProbabilities'.D89</svg:desc>
                </draw:g>
              </table:table-cell>
              <table:table-cell office:value-type="float" office:value="0.363636363636364">
                <text:p>0.363636363636364</text:p>
                <draw:g>
                  <svg:desc>'LDAGibbs 5 TopicProbabilities'.E2:'LDAGibbs 5 TopicProbabilities'.E89</svg:desc>
                </draw:g>
              </table:table-cell>
              <table:table-cell office:value-type="float" office:value="0.0671936758893281">
                <text:p>0.0671936758893281</text:p>
                <draw:g>
                  <svg:desc>'LDAGibbs 5 TopicProbabilities'.F2:'LDAGibbs 5 TopicProbabilities'.F89</svg:desc>
                </draw:g>
              </table:table-cell>
              <table:table-cell office:value-type="float" office:value="NaN">
                <text:p>NaN</text:p>
                <draw:g>
                  <svg:desc>'LDAGibbs 5 TopicProbabilities'.G2:'LDAGibbs 5 TopicProbabilities'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9015544041451">
                <text:p>0.0829015544041451</text:p>
              </table:table-cell>
              <table:table-cell office:value-type="float" office:value="0.310880829015544">
                <text:p>0.310880829015544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316062176165803">
                <text:p>0.316062176165803</text:p>
              </table:table-cell>
              <table:table-cell office:value-type="float" office:value="0.0569948186528497">
                <text:p>0.0569948186528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9823399558499">
                <text:p>0.359823399558499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136865342163355">
                <text:p>0.136865342163355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080924855491">
                <text:p>0.182080924855491</text:p>
              </table:table-cell>
              <table:table-cell office:value-type="float" office:value="0.106936416184971">
                <text:p>0.106936416184971</text:p>
              </table:table-cell>
              <table:table-cell office:value-type="float" office:value="0.170520231213873">
                <text:p>0.170520231213873</text:p>
              </table:table-cell>
              <table:table-cell office:value-type="float" office:value="0.42485549132948">
                <text:p>0.42485549132948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6190476190476">
                <text:p>0.226190476190476</text:p>
              </table:table-cell>
              <table:table-cell office:value-type="float" office:value="0.101190476190476">
                <text:p>0.101190476190476</text:p>
              </table:table-cell>
              <table:table-cell office:value-type="float" office:value="0.139880952380952">
                <text:p>0.139880952380952</text:p>
              </table:table-cell>
              <table:table-cell office:value-type="float" office:value="0.383928571428571">
                <text:p>0.383928571428571</text:p>
              </table:table-cell>
              <table:table-cell office:value-type="float" office:value="0.148809523809524">
                <text:p>0.14880952380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12987012987">
                <text:p>0.12012987012987</text:p>
              </table:table-cell>
              <table:table-cell office:value-type="float" office:value="0.253246753246753">
                <text:p>0.253246753246753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0.37987012987013">
                <text:p>0.37987012987013</text:p>
              </table:table-cell>
              <table:table-cell office:value-type="float" office:value="0.116883116883117">
                <text:p>0.11688311688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155963302752">
                <text:p>0.337155963302752</text:p>
              </table:table-cell>
              <table:table-cell office:value-type="float" office:value="0.0412844036697248">
                <text:p>0.0412844036697248</text:p>
              </table:table-cell>
              <table:table-cell office:value-type="float" office:value="0.174311926605505">
                <text:p>0.174311926605505</text:p>
              </table:table-cell>
              <table:table-cell office:value-type="float" office:value="0.387614678899083">
                <text:p>0.387614678899083</text:p>
              </table:table-cell>
              <table:table-cell office:value-type="float" office:value="0.0596330275229358">
                <text:p>0.0596330275229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562130177515">
                <text:p>0.245562130177515</text:p>
              </table:table-cell>
              <table:table-cell office:value-type="float" office:value="0.121301775147929">
                <text:p>0.121301775147929</text:p>
              </table:table-cell>
              <table:table-cell office:value-type="float" office:value="0.207100591715976">
                <text:p>0.207100591715976</text:p>
              </table:table-cell>
              <table:table-cell office:value-type="float" office:value="0.35207100591716">
                <text:p>0.35207100591716</text:p>
              </table:table-cell>
              <table:table-cell office:value-type="float" office:value="0.0739644970414201">
                <text:p>0.073964497041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55737704918">
                <text:p>0.10655737704918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19672131147541">
                <text:p>0.19672131147541</text:p>
              </table:table-cell>
              <table:table-cell office:value-type="float" office:value="0.426229508196721">
                <text:p>0.426229508196721</text:p>
              </table:table-cell>
              <table:table-cell office:value-type="float" office:value="0.172131147540984">
                <text:p>0.17213114754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8483290488432">
                <text:p>0.308483290488432</text:p>
              </table:table-cell>
              <table:table-cell office:value-type="float" office:value="0.0668380462724936">
                <text:p>0.0668380462724936</text:p>
              </table:table-cell>
              <table:table-cell office:value-type="float" office:value="0.123393316195373">
                <text:p>0.123393316195373</text:p>
              </table:table-cell>
              <table:table-cell office:value-type="float" office:value="0.380462724935733">
                <text:p>0.380462724935733</text:p>
              </table:table-cell>
              <table:table-cell office:value-type="float" office:value="0.120822622107969">
                <text:p>0.120822622107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4814814814815">
                <text:p>0.0814814814814815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0.103703703703704">
                <text:p>0.103703703703704</text:p>
              </table:table-cell>
              <table:table-cell office:value-type="float" office:value="0.292592592592593">
                <text:p>0.292592592592593</text:p>
              </table:table-cell>
              <table:table-cell office:value-type="float" office:value="0.12962962962963">
                <text:p>0.1296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4401913875598">
                <text:p>0.124401913875598</text:p>
              </table:table-cell>
              <table:table-cell office:value-type="float" office:value="0.143540669856459">
                <text:p>0.143540669856459</text:p>
              </table:table-cell>
              <table:table-cell office:value-type="float" office:value="0.301435406698565">
                <text:p>0.301435406698565</text:p>
              </table:table-cell>
              <table:table-cell office:value-type="float" office:value="0.320574162679426">
                <text:p>0.320574162679426</text:p>
              </table:table-cell>
              <table:table-cell office:value-type="float" office:value="0.110047846889952">
                <text:p>0.11004784688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963963963964">
                <text:p>0.13963963963964</text:p>
              </table:table-cell>
              <table:table-cell office:value-type="float" office:value="0.288288288288288">
                <text:p>0.288288288288288</text:p>
              </table:table-cell>
              <table:table-cell office:value-type="float" office:value="0.202702702702703">
                <text:p>0.202702702702703</text:p>
              </table:table-cell>
              <table:table-cell office:value-type="float" office:value="0.220720720720721">
                <text:p>0.220720720720721</text:p>
              </table:table-cell>
              <table:table-cell office:value-type="float" office:value="0.148648648648649">
                <text:p>0.148648648648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71929824561404">
                <text:p>0.271929824561404</text:p>
              </table:table-cell>
              <table:table-cell office:value-type="float" office:value="0.228070175438596">
                <text:p>0.228070175438596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32600732600733">
                <text:p>0.0732600732600733</text:p>
              </table:table-cell>
              <table:table-cell office:value-type="float" office:value="0.391941391941392">
                <text:p>0.391941391941392</text:p>
              </table:table-cell>
              <table:table-cell office:value-type="float" office:value="0.15018315018315">
                <text:p>0.15018315018315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3424657534247">
                <text:p>0.0753424657534247</text:p>
              </table:table-cell>
              <table:table-cell office:value-type="float" office:value="0.431506849315068">
                <text:p>0.431506849315068</text:p>
              </table:table-cell>
              <table:table-cell office:value-type="float" office:value="0.155251141552511">
                <text:p>0.155251141552511</text:p>
              </table:table-cell>
              <table:table-cell office:value-type="float" office:value="0.230593607305936">
                <text:p>0.230593607305936</text:p>
              </table:table-cell>
              <table:table-cell office:value-type="float" office:value="0.107305936073059">
                <text:p>0.107305936073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7685950413223">
                <text:p>0.177685950413223</text:p>
              </table:table-cell>
              <table:table-cell office:value-type="float" office:value="0.138429752066116">
                <text:p>0.138429752066116</text:p>
              </table:table-cell>
              <table:table-cell office:value-type="float" office:value="0.237603305785124">
                <text:p>0.237603305785124</text:p>
              </table:table-cell>
              <table:table-cell office:value-type="float" office:value="0.357438016528926">
                <text:p>0.357438016528926</text:p>
              </table:table-cell>
              <table:table-cell office:value-type="float" office:value="0.0888429752066116">
                <text:p>0.0888429752066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331950207469">
                <text:p>0.120331950207469</text:p>
              </table:table-cell>
              <table:table-cell office:value-type="float" office:value="0.149377593360996">
                <text:p>0.149377593360996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0.406639004149378">
                <text:p>0.406639004149378</text:p>
              </table:table-cell>
              <table:table-cell office:value-type="float" office:value="0.149377593360996">
                <text:p>0.14937759336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760147601476">
                <text:p>0.14760147601476</text:p>
              </table:table-cell>
              <table:table-cell office:value-type="float" office:value="0.169741697416974">
                <text:p>0.169741697416974</text:p>
              </table:table-cell>
              <table:table-cell office:value-type="float" office:value="0.191881918819188">
                <text:p>0.191881918819188</text:p>
              </table:table-cell>
              <table:table-cell office:value-type="float" office:value="0.287822878228782">
                <text:p>0.287822878228782</text:p>
              </table:table-cell>
              <table:table-cell office:value-type="float" office:value="0.202952029520295">
                <text:p>0.20295202952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0.0648769574944072">
                <text:p>0.0648769574944072</text:p>
              </table:table-cell>
              <table:table-cell office:value-type="float" office:value="0.102908277404922">
                <text:p>0.102908277404922</text:p>
              </table:table-cell>
              <table:table-cell office:value-type="float" office:value="0.353467561521253">
                <text:p>0.353467561521253</text:p>
              </table:table-cell>
              <table:table-cell office:value-type="float" office:value="0.149888143176734">
                <text:p>0.14988814317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6867469879518">
                <text:p>0.216867469879518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0.172690763052209">
                <text:p>0.172690763052209</text:p>
              </table:table-cell>
              <table:table-cell office:value-type="float" office:value="0.309236947791165">
                <text:p>0.309236947791165</text:p>
              </table:table-cell>
              <table:table-cell office:value-type="float" office:value="0.1285140562249">
                <text:p>0.128514056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317204301075269">
                <text:p>0.31720430107526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0.112903225806452">
                <text:p>0.1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2403100775194">
                <text:p>0.112403100775194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213178294573643">
                <text:p>0.213178294573643</text:p>
              </table:table-cell>
              <table:table-cell office:value-type="float" office:value="0.108527131782946">
                <text:p>0.10852713178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1976401179941">
                <text:p>0.471976401179941</text:p>
              </table:table-cell>
              <table:table-cell office:value-type="float" office:value="0.079646017699115">
                <text:p>0.079646017699115</text:p>
              </table:table-cell>
              <table:table-cell office:value-type="float" office:value="0.112094395280236">
                <text:p>0.112094395280236</text:p>
              </table:table-cell>
              <table:table-cell office:value-type="float" office:value="0.212389380530973">
                <text:p>0.212389380530973</text:p>
              </table:table-cell>
              <table:table-cell office:value-type="float" office:value="0.123893805309735">
                <text:p>0.123893805309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9124668435013">
                <text:p>0.289124668435013</text:p>
              </table:table-cell>
              <table:table-cell office:value-type="float" office:value="0.185676392572944">
                <text:p>0.185676392572944</text:p>
              </table:table-cell>
              <table:table-cell office:value-type="float" office:value="0.220159151193634">
                <text:p>0.220159151193634</text:p>
              </table:table-cell>
              <table:table-cell office:value-type="float" office:value="0.161803713527851">
                <text:p>0.161803713527851</text:p>
              </table:table-cell>
              <table:table-cell office:value-type="float" office:value="0.143236074270557">
                <text:p>0.143236074270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2">
                <text:p>0.152</text:p>
              </table:table-cell>
              <table:table-cell office:value-type="float" office:value="0.168">
                <text:p>0.168</text:p>
              </table:table-cell>
              <table:table-cell office:value-type="float" office:value="0.192">
                <text:p>0.192</text:p>
              </table:table-cell>
              <table:table-cell office:value-type="float" office:value="0.284">
                <text:p>0.284</text:p>
              </table:table-cell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448275862069">
                <text:p>0.353448275862069</text:p>
              </table:table-cell>
              <table:table-cell office:value-type="float" office:value="0.0711206896551724">
                <text:p>0.0711206896551724</text:p>
              </table:table-cell>
              <table:table-cell office:value-type="float" office:value="0.122844827586207">
                <text:p>0.122844827586207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176724137931034">
                <text:p>0.176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070707070707">
                <text:p>0.207070707070707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86868686868687">
                <text:p>0.186868686868687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0.246105919003115">
                <text:p>0.246105919003115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121495327102804">
                <text:p>0.12149532710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126543209876543">
                <text:p>0.126543209876543</text:p>
              </table:table-cell>
              <table:table-cell office:value-type="float" office:value="0.339506172839506">
                <text:p>0.339506172839506</text:p>
              </table:table-cell>
              <table:table-cell office:value-type="float" office:value="0.0802469135802469">
                <text:p>0.080246913580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840670859539">
                <text:p>0.387840670859539</text:p>
              </table:table-cell>
              <table:table-cell office:value-type="float" office:value="0.0691823899371069">
                <text:p>0.0691823899371069</text:p>
              </table:table-cell>
              <table:table-cell office:value-type="float" office:value="0.180293501048218">
                <text:p>0.180293501048218</text:p>
              </table:table-cell>
              <table:table-cell office:value-type="float" office:value="0.276729559748428">
                <text:p>0.276729559748428</text:p>
              </table:table-cell>
              <table:table-cell office:value-type="float" office:value="0.0859538784067086">
                <text:p>0.085953878406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04960835509138">
                <text:p>0.0704960835509138</text:p>
              </table:table-cell>
              <table:table-cell office:value-type="float" office:value="0.253263707571802">
                <text:p>0.253263707571802</text:p>
              </table:table-cell>
              <table:table-cell office:value-type="float" office:value="0.198433420365535">
                <text:p>0.198433420365535</text:p>
              </table:table-cell>
              <table:table-cell office:value-type="float" office:value="0.342036553524804">
                <text:p>0.342036553524804</text:p>
              </table:table-cell>
              <table:table-cell office:value-type="float" office:value="0.135770234986945">
                <text:p>0.135770234986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51041666666667">
                <text:p>0.0651041666666667</text:p>
              </table:table-cell>
              <table:table-cell office:value-type="float" office:value="0.442708333333333">
                <text:p>0.442708333333333</text:p>
              </table:table-cell>
              <table:table-cell office:value-type="float" office:value="0.1640625">
                <text:p>0.1640625</text:p>
              </table:table-cell>
              <table:table-cell office:value-type="float" office:value="0.263020833333333">
                <text:p>0.263020833333333</text:p>
              </table:table-cell>
              <table:table-cell office:value-type="float" office:value="0.0651041666666667">
                <text:p>0.06510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0565110565111">
                <text:p>0.110565110565111</text:p>
              </table:table-cell>
              <table:table-cell office:value-type="float" office:value="0.496314496314496">
                <text:p>0.496314496314496</text:p>
              </table:table-cell>
              <table:table-cell office:value-type="float" office:value="0.117936117936118">
                <text:p>0.117936117936118</text:p>
              </table:table-cell>
              <table:table-cell office:value-type="float" office:value="0.199017199017199">
                <text:p>0.199017199017199</text:p>
              </table:table-cell>
              <table:table-cell office:value-type="float" office:value="0.0761670761670762">
                <text:p>0.0761670761670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">
                <text:p>0.125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169117647058824">
                <text:p>0.169117647058824</text:p>
              </table:table-cell>
              <table:table-cell office:value-type="float" office:value="0.316176470588235">
                <text:p>0.316176470588235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5913621262458">
                <text:p>0.225913621262458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212624584717608">
                <text:p>0.212624584717608</text:p>
              </table:table-cell>
              <table:table-cell office:value-type="float" office:value="0.222591362126246">
                <text:p>0.222591362126246</text:p>
              </table:table-cell>
              <table:table-cell office:value-type="float" office:value="0.106312292358804">
                <text:p>0.10631229235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3152709359606">
                <text:p>0.123152709359606</text:p>
              </table:table-cell>
              <table:table-cell office:value-type="float" office:value="0.157635467980296">
                <text:p>0.157635467980296</text:p>
              </table:table-cell>
              <table:table-cell office:value-type="float" office:value="0.236453201970443">
                <text:p>0.236453201970443</text:p>
              </table:table-cell>
              <table:table-cell office:value-type="float" office:value="0.251231527093596">
                <text:p>0.251231527093596</text:p>
              </table:table-cell>
              <table:table-cell office:value-type="float" office:value="0.231527093596059">
                <text:p>0.231527093596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0218579234973">
                <text:p>0.120218579234973</text:p>
              </table:table-cell>
              <table:table-cell office:value-type="float" office:value="0.284153005464481">
                <text:p>0.284153005464481</text:p>
              </table:table-cell>
              <table:table-cell office:value-type="float" office:value="0.207650273224044">
                <text:p>0.207650273224044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0.240437158469945">
                <text:p>0.240437158469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0126582278481">
                <text:p>0.310126582278481</text:p>
              </table:table-cell>
              <table:table-cell office:value-type="float" office:value="0.186708860759494">
                <text:p>0.186708860759494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0.132911392405063">
                <text:p>0.132911392405063</text:p>
              </table:table-cell>
              <table:table-cell office:value-type="float" office:value="0.167721518987342">
                <text:p>0.167721518987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5906735751295">
                <text:p>0.525906735751295</text:p>
              </table:table-cell>
              <table:table-cell office:value-type="float" office:value="0.160621761658031">
                <text:p>0.160621761658031</text:p>
              </table:table-cell>
              <table:table-cell office:value-type="float" office:value="0.121761658031088">
                <text:p>0.121761658031088</text:p>
              </table:table-cell>
              <table:table-cell office:value-type="float" office:value="0.0906735751295337">
                <text:p>0.0906735751295337</text:p>
              </table:table-cell>
              <table:table-cell office:value-type="float" office:value="0.101036269430052">
                <text:p>0.10103626943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1898454746137">
                <text:p>0.381898454746137</text:p>
              </table:table-cell>
              <table:table-cell office:value-type="float" office:value="0.0706401766004415">
                <text:p>0.0706401766004415</text:p>
              </table:table-cell>
              <table:table-cell office:value-type="float" office:value="0.114790286975717">
                <text:p>0.114790286975717</text:p>
              </table:table-cell>
              <table:table-cell office:value-type="float" office:value="0.247240618101545">
                <text:p>0.247240618101545</text:p>
              </table:table-cell>
              <table:table-cell office:value-type="float" office:value="0.185430463576159">
                <text:p>0.18543046357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122727272727273">
                <text:p>0.122727272727273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0.115909090909091">
                <text:p>0.115909090909091</text:p>
              </table:table-cell>
              <table:table-cell office:value-type="float" office:value="0.411363636363636">
                <text:p>0.4113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8260869565217">
                <text:p>0.428260869565217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16304347826087">
                <text:p>0.16304347826087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256521739130435">
                <text:p>0.25652173913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23921568627451">
                <text:p>0.2392156862745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101960784313725">
                <text:p>0.101960784313725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6405529953917">
                <text:p>0.336405529953917</text:p>
              </table:table-cell>
              <table:table-cell office:value-type="float" office:value="0.0737327188940092">
                <text:p>0.0737327188940092</text:p>
              </table:table-cell>
              <table:table-cell office:value-type="float" office:value="0.278801843317972">
                <text:p>0.278801843317972</text:p>
              </table:table-cell>
              <table:table-cell office:value-type="float" office:value="0.0990783410138249">
                <text:p>0.0990783410138249</text:p>
              </table:table-cell>
              <table:table-cell office:value-type="float" office:value="0.211981566820276">
                <text:p>0.211981566820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7800453514739">
                <text:p>0.167800453514739</text:p>
              </table:table-cell>
              <table:table-cell office:value-type="float" office:value="0.263038548752834">
                <text:p>0.263038548752834</text:p>
              </table:table-cell>
              <table:table-cell office:value-type="float" office:value="0.256235827664399">
                <text:p>0.256235827664399</text:p>
              </table:table-cell>
              <table:table-cell office:value-type="float" office:value="0.0997732426303855">
                <text:p>0.0997732426303855</text:p>
              </table:table-cell>
              <table:table-cell office:value-type="float" office:value="0.213151927437642">
                <text:p>0.21315192743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1622911694511">
                <text:p>0.281622911694511</text:p>
              </table:table-cell>
              <table:table-cell office:value-type="float" office:value="0.107398568019093">
                <text:p>0.107398568019093</text:p>
              </table:table-cell>
              <table:table-cell office:value-type="float" office:value="0.295942720763723">
                <text:p>0.295942720763723</text:p>
              </table:table-cell>
              <table:table-cell office:value-type="float" office:value="0.128878281622912">
                <text:p>0.128878281622912</text:p>
              </table:table-cell>
              <table:table-cell office:value-type="float" office:value="0.186157517899761">
                <text:p>0.18615751789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5539568345324">
                <text:p>0.0575539568345324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111510791366906">
                <text:p>0.111510791366906</text:p>
              </table:table-cell>
              <table:table-cell office:value-type="float" office:value="0.176258992805755">
                <text:p>0.176258992805755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6394557823129">
                <text:p>0.0986394557823129</text:p>
              </table:table-cell>
              <table:table-cell office:value-type="float" office:value="0.493197278911565">
                <text:p>0.493197278911565</text:p>
              </table:table-cell>
              <table:table-cell office:value-type="float" office:value="0.146258503401361">
                <text:p>0.146258503401361</text:p>
              </table:table-cell>
              <table:table-cell office:value-type="float" office:value="0.108843537414966">
                <text:p>0.108843537414966</text:p>
              </table:table-cell>
              <table:table-cell office:value-type="float" office:value="0.153061224489796">
                <text:p>0.15306122448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38628158844765">
                <text:p>0.0938628158844765</text:p>
              </table:table-cell>
              <table:table-cell office:value-type="float" office:value="0.148014440433213">
                <text:p>0.148014440433213</text:p>
              </table:table-cell>
              <table:table-cell office:value-type="float" office:value="0.404332129963899">
                <text:p>0.404332129963899</text:p>
              </table:table-cell>
              <table:table-cell office:value-type="float" office:value="0.0974729241877256">
                <text:p>0.0974729241877256</text:p>
              </table:table-cell>
              <table:table-cell office:value-type="float" office:value="0.256317689530686">
                <text:p>0.256317689530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074204946996">
                <text:p>0.113074204946996</text:p>
              </table:table-cell>
              <table:table-cell office:value-type="float" office:value="0.402826855123675">
                <text:p>0.402826855123675</text:p>
              </table:table-cell>
              <table:table-cell office:value-type="float" office:value="0.123674911660777">
                <text:p>0.123674911660777</text:p>
              </table:table-cell>
              <table:table-cell office:value-type="float" office:value="0.11660777385159">
                <text:p>0.11660777385159</text:p>
              </table:table-cell>
              <table:table-cell office:value-type="float" office:value="0.243816254416961">
                <text:p>0.24381625441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070351758794">
                <text:p>0.14070351758794</text:p>
              </table:table-cell>
              <table:table-cell office:value-type="float" office:value="0.324120603015075">
                <text:p>0.324120603015075</text:p>
              </table:table-cell>
              <table:table-cell office:value-type="float" office:value="0.168341708542714">
                <text:p>0.168341708542714</text:p>
              </table:table-cell>
              <table:table-cell office:value-type="float" office:value="0.0829145728643216">
                <text:p>0.0829145728643216</text:p>
              </table:table-cell>
              <table:table-cell office:value-type="float" office:value="0.28391959798995">
                <text:p>0.28391959798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9796954314721">
                <text:p>0.319796954314721</text:p>
              </table:table-cell>
              <table:table-cell office:value-type="float" office:value="0.0634517766497462">
                <text:p>0.0634517766497462</text:p>
              </table:table-cell>
              <table:table-cell office:value-type="float" office:value="0.205583756345178">
                <text:p>0.205583756345178</text:p>
              </table:table-cell>
              <table:table-cell office:value-type="float" office:value="0.147208121827411">
                <text:p>0.147208121827411</text:p>
              </table:table-cell>
              <table:table-cell office:value-type="float" office:value="0.263959390862944">
                <text:p>0.26395939086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0522565320665">
                <text:p>0.180522565320665</text:p>
              </table:table-cell>
              <table:table-cell office:value-type="float" office:value="0.190023752969121">
                <text:p>0.190023752969121</text:p>
              </table:table-cell>
              <table:table-cell office:value-type="float" office:value="0.173396674584323">
                <text:p>0.173396674584323</text:p>
              </table:table-cell>
              <table:table-cell office:value-type="float" office:value="0.106888361045131">
                <text:p>0.106888361045131</text:p>
              </table:table-cell>
              <table:table-cell office:value-type="float" office:value="0.34916864608076">
                <text:p>0.3491686460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0.0995024875621891">
                <text:p>0.099502487562189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721393034825871">
                <text:p>0.0721393034825871</text:p>
              </table:table-cell>
              <table:table-cell office:value-type="float" office:value="0.303482587064677">
                <text:p>0.30348258706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1020408163265">
                <text:p>0.151020408163265</text:p>
              </table:table-cell>
              <table:table-cell office:value-type="float" office:value="0.379591836734694">
                <text:p>0.379591836734694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38775510204082">
                <text:p>0.138775510204082</text:p>
              </table:table-cell>
              <table:table-cell office:value-type="float" office:value="0.16734693877551">
                <text:p>0.167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9068322981366">
                <text:p>0.149068322981366</text:p>
              </table:table-cell>
              <table:table-cell office:value-type="float" office:value="0.182194616977226">
                <text:p>0.182194616977226</text:p>
              </table:table-cell>
              <table:table-cell office:value-type="float" office:value="0.093167701863354">
                <text:p>0.093167701863354</text:p>
              </table:table-cell>
              <table:table-cell office:value-type="float" office:value="0.0786749482401656">
                <text:p>0.0786749482401656</text:p>
              </table:table-cell>
              <table:table-cell office:value-type="float" office:value="0.496894409937888">
                <text:p>0.4968944099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2492668621701">
                <text:p>0.152492668621701</text:p>
              </table:table-cell>
              <table:table-cell office:value-type="float" office:value="0.134897360703812">
                <text:p>0.134897360703812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0791788856304985">
                <text:p>0.0791788856304985</text:p>
              </table:table-cell>
              <table:table-cell office:value-type="float" office:value="0.343108504398827">
                <text:p>0.343108504398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252272727272727">
                <text:p>0.252272727272727</text:p>
              </table:table-cell>
              <table:table-cell office:value-type="float" office:value="0.188636363636364">
                <text:p>0.188636363636364</text:p>
              </table:table-cell>
              <table:table-cell office:value-type="float" office:value="0.0954545454545455">
                <text:p>0.0954545454545455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6082474226804">
                <text:p>0.286082474226804</text:p>
              </table:table-cell>
              <table:table-cell office:value-type="float" office:value="0.0567010309278351">
                <text:p>0.0567010309278351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131443298969072">
                <text:p>0.131443298969072</text:p>
              </table:table-cell>
              <table:table-cell office:value-type="float" office:value="0.309278350515464">
                <text:p>0.309278350515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161764705882353">
                <text:p>0.161764705882353</text:p>
              </table:table-cell>
              <table:table-cell office:value-type="float" office:value="0.318627450980392">
                <text:p>0.318627450980392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0.159313725490196">
                <text:p>0.159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0687830687830688">
                <text:p>0.0687830687830688</text:p>
              </table:table-cell>
              <table:table-cell office:value-type="float" office:value="0.28042328042328">
                <text:p>0.28042328042328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150793650793651">
                <text:p>0.150793650793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226337448559671">
                <text:p>0.226337448559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0.260162601626016">
                <text:p>0.260162601626016</text:p>
              </table:table-cell>
              <table:table-cell office:value-type="float" office:value="0.138211382113821">
                <text:p>0.138211382113821</text:p>
              </table:table-cell>
              <table:table-cell office:value-type="float" office:value="0.117886178861789">
                <text:p>0.117886178861789</text:p>
              </table:table-cell>
              <table:table-cell office:value-type="float" office:value="0.353658536585366">
                <text:p>0.353658536585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">
                <text:p>0.14</text:p>
              </table:table-cell>
              <table:table-cell office:value-type="float" office:value="0.52">
                <text:p>0.52</text:p>
              </table:table-cell>
              <table:table-cell office:value-type="float" office:value="0.123636363636364">
                <text:p>0.123636363636364</text:p>
              </table:table-cell>
              <table:table-cell office:value-type="float" office:value="0.08">
                <text:p>0.0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72568578553616">
                <text:p>0.0972568578553616</text:p>
              </table:table-cell>
              <table:table-cell office:value-type="float" office:value="0.27431421446384">
                <text:p>0.27431421446384</text:p>
              </table:table-cell>
              <table:table-cell office:value-type="float" office:value="0.197007481296758">
                <text:p>0.197007481296758</text:p>
              </table:table-cell>
              <table:table-cell office:value-type="float" office:value="0.13216957605985">
                <text:p>0.13216957605985</text:p>
              </table:table-cell>
              <table:table-cell office:value-type="float" office:value="0.29925187032419">
                <text:p>0.2992518703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390728476821192">
                <text:p>0.390728476821192</text:p>
              </table:table-cell>
              <table:table-cell office:value-type="float" office:value="0.125827814569536">
                <text:p>0.125827814569536</text:p>
              </table:table-cell>
              <table:table-cell office:value-type="float" office:value="0.185430463576159">
                <text:p>0.185430463576159</text:p>
              </table:table-cell>
              <table:table-cell office:value-type="float" office:value="0.145695364238411">
                <text:p>0.14569536423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267206477732794">
                <text:p>0.267206477732794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202429149797571">
                <text:p>0.202429149797571</text:p>
              </table:table-cell>
              <table:table-cell office:value-type="float" office:value="0.255060728744939">
                <text:p>0.25506072874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9777158774373">
                <text:p>0.119777158774373</text:p>
              </table:table-cell>
              <table:table-cell office:value-type="float" office:value="0.231197771587744">
                <text:p>0.231197771587744</text:p>
              </table:table-cell>
              <table:table-cell office:value-type="float" office:value="0.11142061281337">
                <text:p>0.11142061281337</text:p>
              </table:table-cell>
              <table:table-cell office:value-type="float" office:value="0.181058495821727">
                <text:p>0.181058495821727</text:p>
              </table:table-cell>
              <table:table-cell office:value-type="float" office:value="0.356545961002786">
                <text:p>0.356545961002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55737704918033">
                <text:p>0.0655737704918033</text:p>
              </table:table-cell>
              <table:table-cell office:value-type="float" office:value="0.0778688524590164">
                <text:p>0.0778688524590164</text:p>
              </table:table-cell>
              <table:table-cell office:value-type="float" office:value="0.610655737704918">
                <text:p>0.610655737704918</text:p>
              </table:table-cell>
              <table:table-cell office:value-type="float" office:value="0.0901639344262295">
                <text:p>0.0901639344262295</text:p>
              </table:table-cell>
              <table:table-cell office:value-type="float" office:value="0.155737704918033">
                <text:p>0.15573770491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32835820895522">
                <text:p>0.0932835820895522</text:p>
              </table:table-cell>
              <table:table-cell office:value-type="float" office:value="0.175373134328358">
                <text:p>0.175373134328358</text:p>
              </table:table-cell>
              <table:table-cell office:value-type="float" office:value="0.309701492537313">
                <text:p>0.309701492537313</text:p>
              </table:table-cell>
              <table:table-cell office:value-type="float" office:value="0.201492537313433">
                <text:p>0.201492537313433</text:p>
              </table:table-cell>
              <table:table-cell office:value-type="float" office:value="0.220149253731343">
                <text:p>0.22014925373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8588957055215">
                <text:p>0.208588957055215</text:p>
              </table:table-cell>
              <table:table-cell office:value-type="float" office:value="0.098159509202454">
                <text:p>0.098159509202454</text:p>
              </table:table-cell>
              <table:table-cell office:value-type="float" office:value="0.248466257668712">
                <text:p>0.248466257668712</text:p>
              </table:table-cell>
              <table:table-cell office:value-type="float" office:value="0.141104294478528">
                <text:p>0.141104294478528</text:p>
              </table:table-cell>
              <table:table-cell office:value-type="float" office:value="0.303680981595092">
                <text:p>0.30368098159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3155216284987">
                <text:p>0.323155216284987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88295165394402">
                <text:p>0.188295165394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654320987654">
                <text:p>0.187654320987654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178247734139">
                <text:p>0.311178247734139</text:p>
              </table:table-cell>
              <table:table-cell office:value-type="float" office:value="0.0634441087613293">
                <text:p>0.0634441087613293</text:p>
              </table:table-cell>
              <table:table-cell office:value-type="float" office:value="0.178247734138973">
                <text:p>0.178247734138973</text:p>
              </table:table-cell>
              <table:table-cell office:value-type="float" office:value="0.0906344410876133">
                <text:p>0.0906344410876133</text:p>
              </table:table-cell>
              <table:table-cell office:value-type="float" office:value="0.356495468277946">
                <text:p>0.35649546827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0.38034188034188">
                <text:p>0.38034188034188</text:p>
              </table:table-cell>
              <table:table-cell office:value-type="float" office:value="0.14957264957265">
                <text:p>0.14957264957265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170940170940171">
                <text:p>0.170940170940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56353591160221">
                <text:p>0.0856353591160221</text:p>
              </table:table-cell>
              <table:table-cell office:value-type="float" office:value="0.389502762430939">
                <text:p>0.389502762430939</text:p>
              </table:table-cell>
              <table:table-cell office:value-type="float" office:value="0.124309392265193">
                <text:p>0.124309392265193</text:p>
              </table:table-cell>
              <table:table-cell office:value-type="float" office:value="0.129834254143646">
                <text:p>0.129834254143646</text:p>
              </table:table-cell>
              <table:table-cell office:value-type="float" office:value="0.270718232044199">
                <text:p>0.270718232044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975845410628">
                <text:p>0.14975845410628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0.251207729468599">
                <text:p>0.251207729468599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0.164251207729469">
                <text:p>0.16425120772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412878787878788">
                <text:p>0.41287878787878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85606060606061">
                <text:p>0.185606060606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4">
                <text:p>0.064</text:p>
              </table:table-cell>
              <table:table-cell office:value-type="float" office:value="0.264">
                <text:p>0.264</text:p>
              </table:table-cell>
              <table:table-cell office:value-type="float" office:value="0.192">
                <text:p>0.192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341333333333333">
                <text:p>0.341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6">
                <text:p>0.336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164">
                <text:p>0.16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768115942029">
                <text:p>0.13768115942029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36231884057971">
                <text:p>0.36231884057971</text:p>
              </table:table-cell>
              <table:table-cell office:value-type="float" office:value="0.25">
                <text:p>0.25</text:p>
              </table:table-cell>
              <table:table-cell office:value-type="float" office:value="0.119565217391304">
                <text:p>0.11956521739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18686868686869">
                <text:p>0.118686868686869</text:p>
              </table:table-cell>
              <table:table-cell office:value-type="float" office:value="0.214646464646465">
                <text:p>0.214646464646465</text:p>
              </table:table-cell>
              <table:table-cell office:value-type="float" office:value="0.154040404040404">
                <text:p>0.154040404040404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29595015576324">
                <text:p>0.0529595015576324</text:p>
              </table:table-cell>
              <table:table-cell office:value-type="float" office:value="0.0498442367601246">
                <text:p>0.0498442367601246</text:p>
              </table:table-cell>
              <table:table-cell office:value-type="float" office:value="0.757009345794392">
                <text:p>0.757009345794392</text:p>
              </table:table-cell>
              <table:table-cell office:value-type="float" office:value="0.0498442367601246">
                <text:p>0.0498442367601246</text:p>
              </table:table-cell>
              <table:table-cell office:value-type="float" office:value="0.0903426791277259">
                <text:p>0.0903426791277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7513227513228">
                <text:p>0.227513227513228</text:p>
              </table:table-cell>
              <table:table-cell office:value-type="float" office:value="0.082010582010582">
                <text:p>0.082010582010582</text:p>
              </table:table-cell>
              <table:table-cell office:value-type="float" office:value="0.23015873015873">
                <text:p>0.23015873015873</text:p>
              </table:table-cell>
              <table:table-cell office:value-type="float" office:value="0.177248677248677">
                <text:p>0.177248677248677</text:p>
              </table:table-cell>
              <table:table-cell office:value-type="float" office:value="0.283068783068783">
                <text:p>0.28306878306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0958230958231">
                <text:p>0.230958230958231</text:p>
              </table:table-cell>
              <table:table-cell office:value-type="float" office:value="0.179361179361179">
                <text:p>0.179361179361179</text:p>
              </table:table-cell>
              <table:table-cell office:value-type="float" office:value="0.16953316953317">
                <text:p>0.16953316953317</text:p>
              </table:table-cell>
              <table:table-cell office:value-type="float" office:value="0.16953316953317">
                <text:p>0.16953316953317</text:p>
              </table:table-cell>
              <table:table-cell office:value-type="float" office:value="0.250614250614251">
                <text:p>0.2506142506142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